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8mm"/>
    </style:style>
    <style:style style:name="co4" style:family="table-column">
      <style:table-column-properties fo:break-before="auto" style:column-width="20.71mm"/>
    </style:style>
    <style:style style:name="co5" style:family="table-column">
      <style:table-column-properties fo:break-before="auto" style:column-width="41.4mm"/>
    </style:style>
    <style:style style:name="co6" style:family="table-column">
      <style:table-column-properties fo:break-before="auto" style:column-width="26.09mm"/>
    </style:style>
    <style:style style:name="co7" style:family="table-column">
      <style:table-column-properties fo:break-before="auto" style:column-width="46.5mm"/>
    </style:style>
    <style:style style:name="co8" style:family="table-column">
      <style:table-column-properties fo:break-before="auto" style:column-width="34.36mm"/>
    </style:style>
    <style:style style:name="co9" style:family="table-column">
      <style:table-column-properties fo:break-before="auto" style:column-width="27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cccc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8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Матрица планирования ПФЭ</text:p>
          </table:table-cell>
          <table:table-cell table:number-columns-repeated="10"/>
          <table:table-cell table:style-name="ce1" office:value-type="string" calcext:value-type="string">
            <text:p>ЗАПОЛНИТЬ</text:p>
          </table:table-cell>
          <table:table-cell table:style-name="ce1" office:value-type="string" calcext:value-type="string">
            <text:p>мкм</text:p>
          </table:table-cell>
          <table:table-cell table:number-columns-repeated="51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X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  <table:table-cell table:style-name="ce1" office:value-type="string" calcext:value-type="string">
            <text:p>Yср</text:p>
          </table:table-cell>
          <table:table-cell table:style-name="ce3" office:value-type="string" calcext:value-type="string">
            <text:p>Депрессия</text:p>
          </table:table-cell>
          <table:table-cell table:style-name="ce3" office:value-type="string" calcext:value-type="string">
            <text:p>подставить в мадель</text:p>
          </table:table-cell>
          <table:table-cell/>
          <table:table-cell table:style-name="ce3" office:value-type="string" calcext:value-type="string">
            <text:p>Разница значений</text:p>
          </table:table-cell>
          <table:table-cell/>
          <table:table-cell table:style-name="ce3" office:value-type="string" calcext:value-type="string">
            <text:p>Дисперсия адекватности </text:p>
          </table:table-cell>
          <table:table-cell table:number-columns-repeated="4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6.1661185127376" calcext:value-type="float">
            <text:p>86.1661185127376</text:p>
          </table:table-cell>
          <table:table-cell office:value-type="float" office:value="84.339095551868" calcext:value-type="float">
            <text:p>84.339095551868</text:p>
          </table:table-cell>
          <table:table-cell office:value-type="float" office:value="82.816408583665" calcext:value-type="float">
            <text:p>82.816408583665</text:p>
          </table:table-cell>
          <table:table-cell office:value-type="float" office:value="80.4263500318131" calcext:value-type="float">
            <text:p>80.4263500318131</text:p>
          </table:table-cell>
          <table:table-cell office:value-type="float" office:value="75.6032960565038" calcext:value-type="float">
            <text:p>75.6032960565038</text:p>
          </table:table-cell>
          <table:table-cell office:value-type="float" office:value="75.5178238661501" calcext:value-type="float">
            <text:p>75.5178238661501</text:p>
          </table:table-cell>
          <table:table-cell office:value-type="float" office:value="74.9193479559614" calcext:value-type="float">
            <text:p>74.9193479559614</text:p>
          </table:table-cell>
          <table:table-cell office:value-type="float" office:value="74.8008084676347" calcext:value-type="float">
            <text:p>74.8008084676347</text:p>
          </table:table-cell>
          <table:table-cell office:value-type="float" office:value="75.3505337264105" calcext:value-type="float">
            <text:p>75.3505337264105</text:p>
          </table:table-cell>
          <table:table-cell office:value-type="float" office:value="75.5303792826323" calcext:value-type="float">
            <text:p>75.5303792826323</text:p>
          </table:table-cell>
          <table:table-cell table:style-name="ce1" table:formula="of:=AVERAGEA([.H5:.Q5])" office:value-type="float" office:value="78.5470162035377" calcext:value-type="float">
            <text:p>78.5470162035377</text:p>
          </table:table-cell>
          <table:table-cell table:style-name="ce4" table:formula="of:=COM.MICROSOFT.STDEV.S([.H5:.Q5])^2" office:value-type="float" office:value="19.7457391649004" calcext:value-type="float">
            <text:p>19.75</text:p>
          </table:table-cell>
          <table:table-cell table:style-name="ce1" table:formula="of:=[.$E$19]+[.$E$21]*[.E5]+[.$E$23]*[.F5]+[.$E$25]*[.G5]" office:value-type="float" office:value="77.9475072489436" calcext:value-type="float">
            <text:p>77.9475072489436</text:p>
          </table:table-cell>
          <table:table-cell/>
          <table:table-cell table:style-name="ce1" table:formula="of:=([.R5]-[.T5])^2" office:value-type="float" office:value="0.359410986638476" calcext:value-type="float">
            <text:p>0.359410986638476</text:p>
          </table:table-cell>
          <table:table-cell/>
          <table:table-cell table:style-name="ce1" table:formula="of:=SUM([.V5:.V8])*10/([.A8]-[.I19])" office:value-type="float" office:value="14.3764394655392" calcext:value-type="float">
            <text:p>14.3764394655392</text:p>
          </table:table-cell>
          <table:table-cell table:number-columns-repeated="4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78.6610642143171" calcext:value-type="float">
            <text:p>78.6610642143171</text:p>
          </table:table-cell>
          <table:table-cell table:style-name="ce3" office:value-type="float" office:value="71.489034419738" calcext:value-type="float">
            <text:p>71.489034419738</text:p>
          </table:table-cell>
          <table:table-cell table:style-name="ce1" office:value-type="float" office:value="70.1650133420971" calcext:value-type="float">
            <text:p>70.1650133420971</text:p>
          </table:table-cell>
          <table:table-cell office:value-type="float" office:value="68.433727494289" calcext:value-type="float">
            <text:p>68.433727494289</text:p>
          </table:table-cell>
          <table:table-cell office:value-type="float" office:value="65.8190785545392" calcext:value-type="float">
            <text:p>65.8190785545392</text:p>
          </table:table-cell>
          <table:table-cell office:value-type="float" office:value="65.1195596727774" calcext:value-type="float">
            <text:p>65.1195596727774</text:p>
          </table:table-cell>
          <table:table-cell office:value-type="float" office:value="66.6646868118921" calcext:value-type="float">
            <text:p>66.6646868118921</text:p>
          </table:table-cell>
          <table:table-cell office:value-type="float" office:value="64.8548138312476" calcext:value-type="float">
            <text:p>64.8548138312476</text:p>
          </table:table-cell>
          <table:table-cell office:value-type="float" office:value="65.8481333374035" calcext:value-type="float">
            <text:p>65.8481333374035</text:p>
          </table:table-cell>
          <table:table-cell office:value-type="float" office:value="66.0156978126944" calcext:value-type="float">
            <text:p>66.0156978126944</text:p>
          </table:table-cell>
          <table:table-cell table:style-name="ce1" table:formula="of:=AVERAGEA([.H6:.Q6])" office:value-type="float" office:value="68.3070809490995" calcext:value-type="float">
            <text:p>68.3070809490995</text:p>
          </table:table-cell>
          <table:table-cell table:style-name="ce4" table:formula="of:=COM.MICROSOFT.STDEV.S([.H6:.Q6])^2" office:value-type="float" office:value="18.1178515624687" calcext:value-type="float">
            <text:p>18.12</text:p>
          </table:table-cell>
          <table:table-cell table:style-name="ce1" table:formula="of:=[.$E$19]+[.$E$21]*[.E6]+[.$E$23]*[.F6]+[.$E$25]*[.G6]" office:value-type="float" office:value="68.9065899036936" calcext:value-type="float">
            <text:p>68.9065899036936</text:p>
          </table:table-cell>
          <table:table-cell/>
          <table:table-cell table:style-name="ce1" table:formula="of:=([.R6]-[.T6])^2" office:value-type="float" office:value="0.359410986638476" calcext:value-type="float">
            <text:p>0.359410986638476</text:p>
          </table:table-cell>
          <table:table-cell table:number-columns-repeated="4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8.2954103954459" calcext:value-type="float">
            <text:p>88.2954103954459</text:p>
          </table:table-cell>
          <table:table-cell table:style-name="ce3" office:value-type="float" office:value="86.7489271220942" calcext:value-type="float">
            <text:p>86.7489271220942</text:p>
          </table:table-cell>
          <table:table-cell table:style-name="ce1" office:value-type="float" office:value="85.2634115775775" calcext:value-type="float">
            <text:p>85.2634115775775</text:p>
          </table:table-cell>
          <table:table-cell office:value-type="float" office:value="82.6515985567752" calcext:value-type="float">
            <text:p>82.6515985567752</text:p>
          </table:table-cell>
          <table:table-cell office:value-type="float" office:value="82.3135035477663" calcext:value-type="float">
            <text:p>82.3135035477663</text:p>
          </table:table-cell>
          <table:table-cell office:value-type="float" office:value="82.1274724852306" calcext:value-type="float">
            <text:p>82.1274724852306</text:p>
          </table:table-cell>
          <table:table-cell office:value-type="float" office:value="82.0764703908331" calcext:value-type="float">
            <text:p>82.0764703908331</text:p>
          </table:table-cell>
          <table:table-cell office:value-type="float" office:value="82.6159171640073" calcext:value-type="float">
            <text:p>82.6159171640073</text:p>
          </table:table-cell>
          <table:table-cell office:value-type="float" office:value="82.1379477272831" calcext:value-type="float">
            <text:p>82.1379477272831</text:p>
          </table:table-cell>
          <table:table-cell office:value-type="float" office:value="82.7903795113142" calcext:value-type="float">
            <text:p>82.7903795113142</text:p>
          </table:table-cell>
          <table:table-cell table:style-name="ce1" table:formula="of:=AVERAGEA([.H7:.Q7])" office:value-type="float" office:value="83.7021038478327" calcext:value-type="float">
            <text:p>83.7021038478327</text:p>
          </table:table-cell>
          <table:table-cell table:style-name="ce4" table:formula="of:=COM.MICROSOFT.STDEV.S([.H7:.Q7])^2" office:value-type="float" office:value="5.04786958930579" calcext:value-type="float">
            <text:p>5.05</text:p>
          </table:table-cell>
          <table:table-cell table:style-name="ce1" table:formula="of:=[.$E$19]+[.$E$21]*[.E7]+[.$E$23]*[.F7]+[.$E$25]*[.G7]" office:value-type="float" office:value="84.3016128024268" calcext:value-type="float">
            <text:p>84.3016128024268</text:p>
          </table:table-cell>
          <table:table-cell/>
          <table:table-cell table:style-name="ce1" table:formula="of:=([.R7]-[.T7])^2" office:value-type="float" office:value="0.359410986638493" calcext:value-type="float">
            <text:p>0.359410986638493</text:p>
          </table:table-cell>
          <table:table-cell table:number-columns-repeated="4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82.8269056233393" calcext:value-type="float">
            <text:p>82.8269056233393</text:p>
          </table:table-cell>
          <table:table-cell table:style-name="ce3" office:value-type="float" office:value="78.0436426825685" calcext:value-type="float">
            <text:p>78.0436426825685</text:p>
          </table:table-cell>
          <table:table-cell table:style-name="ce1" office:value-type="float" office:value="75.9279863007359" calcext:value-type="float">
            <text:p>75.9279863007359</text:p>
          </table:table-cell>
          <table:table-cell office:value-type="float" office:value="75.0045627098847" calcext:value-type="float">
            <text:p>75.0045627098847</text:p>
          </table:table-cell>
          <table:table-cell office:value-type="float" office:value="74.5151743890739" calcext:value-type="float">
            <text:p>74.5151743890739</text:p>
          </table:table-cell>
          <table:table-cell office:value-type="float" office:value="74.9194586516031" calcext:value-type="float">
            <text:p>74.9194586516031</text:p>
          </table:table-cell>
          <table:table-cell office:value-type="float" office:value="73.9862893815636" calcext:value-type="float">
            <text:p>73.9862893815636</text:p>
          </table:table-cell>
          <table:table-cell office:value-type="float" office:value="74.5021057117884" calcext:value-type="float">
            <text:p>74.5021057117884</text:p>
          </table:table-cell>
          <table:table-cell office:value-type="float" office:value="74.0127713695996" calcext:value-type="float">
            <text:p>74.0127713695996</text:p>
          </table:table-cell>
          <table:table-cell office:value-type="float" office:value="74.8631472975524" calcext:value-type="float">
            <text:p>74.8631472975524</text:p>
          </table:table-cell>
          <table:table-cell table:style-name="ce1" table:formula="of:=AVERAGEA([.H8:.Q8])" office:value-type="float" office:value="75.8602044117709" calcext:value-type="float">
            <text:p>75.8602044117709</text:p>
          </table:table-cell>
          <table:table-cell table:style-name="ce4" table:formula="of:=COM.MICROSOFT.STDEV.S([.H8:.Q8])^2" office:value-type="float" office:value="7.38847502900129" calcext:value-type="float">
            <text:p>7.39</text:p>
          </table:table-cell>
          <table:table-cell table:style-name="ce1" table:formula="of:=[.$E$19]+[.$E$21]*[.E8]+[.$E$23]*[.F8]+[.$E$25]*[.G8]" office:value-type="float" office:value="75.2606954571769" calcext:value-type="float">
            <text:p>75.2606954571769</text:p>
          </table:table-cell>
          <table:table-cell/>
          <table:table-cell table:style-name="ce1" table:formula="of:=([.R8]-[.T8])^2" office:value-type="float" office:value="0.359410986638476" calcext:value-type="float">
            <text:p>0.359410986638476</text:p>
          </table:table-cell>
          <table:table-cell table:number-columns-repeated="4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7.5" calcext:value-type="float">
            <text:p>27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5" calcext:value-type="float">
            <text:p>0.5</text:p>
          </table:table-cell>
          <table:table-cell table:style-name="ce9" office:value-type="float" office:value="81.006595963221" calcext:value-type="float">
            <text:p>81.006595963221</text:p>
          </table:table-cell>
          <table:table-cell table:style-name="ce10" office:value-type="float" office:value="76.0943088166693" calcext:value-type="float">
            <text:p>76.0943088166693</text:p>
          </table:table-cell>
          <table:table-cell table:style-name="ce9" office:value-type="float" office:value="74.0992520110107" calcext:value-type="float">
            <text:p>74.0992520110107</text:p>
          </table:table-cell>
          <table:table-cell table:style-name="ce6" office:value-type="float" office:value="72.9846160650241" calcext:value-type="float">
            <text:p>72.9846160650241</text:p>
          </table:table-cell>
          <table:table-cell table:style-name="ce6" office:value-type="float" office:value="73.3328449273402" calcext:value-type="float">
            <text:p>73.3328449273402</text:p>
          </table:table-cell>
          <table:table-cell table:style-name="ce6" office:value-type="float" office:value="72.3375075712436" calcext:value-type="float">
            <text:p>72.3375075712436</text:p>
          </table:table-cell>
          <table:table-cell table:style-name="ce6" office:value-type="float" office:value="72.8118754816035" calcext:value-type="float">
            <text:p>72.8118754816035</text:p>
          </table:table-cell>
          <table:table-cell table:style-name="ce6" office:value-type="float" office:value="72.1090887945572" calcext:value-type="float">
            <text:p>72.1090887945572</text:p>
          </table:table-cell>
          <table:table-cell table:style-name="ce6" office:value-type="float" office:value="73.0239068044619" calcext:value-type="float">
            <text:p>73.0239068044619</text:p>
          </table:table-cell>
          <table:table-cell table:style-name="ce6" office:value-type="float" office:value="73.1355389056837" calcext:value-type="float">
            <text:p>73.1355389056837</text:p>
          </table:table-cell>
          <table:table-cell table:style-name="ce9" table:formula="of:=AVERAGEA([.H9:.Q9])" office:value-type="float" office:value="74.0935535340815" calcext:value-type="float">
            <text:p>74.0935535340815</text:p>
          </table:table-cell>
          <table:table-cell table:style-name="ce12" table:formula="of:=COM.MICROSOFT.STDEV.S([.H9:.Q9])^2" office:value-type="float" office:value="7.14756246731149" calcext:value-type="float">
            <text:p>7.15</text:p>
          </table:table-cell>
          <table:table-cell table:style-name="ce9" table:formula="of:=[.$E$19]+[.$E$21]*[.E9]+[.$E$23]*[.F9]+[.$E$25]*[.G9]" office:value-type="float" office:value="73.672169068806" calcext:value-type="float">
            <text:p>73.672169068806</text:p>
          </table:table-cell>
          <table:table-cell table:style-name="ce6"/>
          <table:table-cell table:style-name="ce9" table:formula="of:=([.R9]-[.T9])^2" office:value-type="float" office:value="0.177564867575502" calcext:value-type="float">
            <text:p>0.177564867575502</text:p>
          </table:table-cell>
          <table:table-cell table:number-columns-repeated="42"/>
        </table:table-row>
        <table:table-row table:style-name="ro1">
          <table:table-cell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d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4…6</text:p>
          </table:table-cell>
          <table:table-cell table:style-name="ce1" office:value-type="string" calcext:value-type="string">
            <text:p>20…30</text:p>
          </table:table-cell>
          <table:table-cell table:number-columns-repeated="10"/>
          <table:table-cell office:value-type="string" calcext:value-type="string">
            <text:p>4 20</text:p>
          </table:table-cell>
          <table:table-cell office:value-type="string" calcext:value-type="string">
            <text:p>6 20</text:p>
          </table:table-cell>
          <table:table-cell office:value-type="string" calcext:value-type="string">
            <text:p>4 30</text:p>
          </table:table-cell>
          <table:table-cell office:value-type="string" calcext:value-type="string">
            <text:p>6 30</text:p>
          </table:table-cell>
          <table:table-cell office:value-type="string" calcext:value-type="string">
            <text:p>6 27.5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3" office:value-type="string" calcext:value-type="string">
            <text:p>y1</text:p>
          </table:table-cell>
          <table:table-cell table:style-name="ce1" table:formula="of:=[.$D$19]+[.$D$21]*[.E5]+[.$D$23]*[.F5]+[.$D$25]*[.G5]" office:value-type="float" office:value="78.5470162035377" calcext:value-type="float">
            <text:p>78.5470162035377</text:p>
          </table:table-cell>
          <table:table-cell/>
          <table:table-cell office:value-type="float" office:value="17.2572" calcext:value-type="float">
            <text:p>17.2572</text:p>
          </table:table-cell>
          <table:table-cell office:value-type="float" office:value="16.138" calcext:value-type="float">
            <text:p>16.138</text:p>
          </table:table-cell>
          <table:table-cell office:value-type="float" office:value="20.908" calcext:value-type="float">
            <text:p>20.908</text:p>
          </table:table-cell>
          <table:table-cell office:value-type="float" office:value="20.1686" calcext:value-type="float">
            <text:p>20.1686</text:p>
          </table:table-cell>
          <table:table-cell office:value-type="float" office:value="19.6377" calcext:value-type="float">
            <text:p>19.6377</text:p>
          </table:table-cell>
          <table:table-cell/>
          <table:table-cell table:style-name="ce3" office:value-type="string" calcext:value-type="string">
            <text:p>Однородность дисперсий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Кохран</text:p>
          </table:table-cell>
          <table:table-cell/>
          <table:table-cell table:style-name="ce1" table:formula="of:=MAX([.S5:.S8])/SUM([.S5:.S8])" office:value-type="float" office:value="0.392559931324002" calcext:value-type="float">
            <text:p>0.392559931324002</text:p>
          </table:table-cell>
          <table:table-cell table:number-columns-repeated="9"/>
          <table:table-cell office:value-type="float" office:value="9.60103" calcext:value-type="float">
            <text:p>9.60103</text:p>
          </table:table-cell>
          <table:table-cell office:value-type="float" office:value="8.86266" calcext:value-type="float">
            <text:p>8.86266</text:p>
          </table:table-cell>
          <table:table-cell office:value-type="float" office:value="13.0732" calcext:value-type="float">
            <text:p>13.0732</text:p>
          </table:table-cell>
          <table:table-cell office:value-type="float" office:value="12.4855" calcext:value-type="float">
            <text:p>12.4855</text:p>
          </table:table-cell>
          <table:table-cell office:value-type="float" office:value="11.7447" calcext:value-type="float">
            <text:p>11.7447</text:p>
          </table:table-cell>
          <table:table-cell/>
          <table:table-cell table:style-name="ce1" table:formula="of:=MAX([.X5];[.D29])/MIN([.X5];[.D29])" office:value-type="float" office:value="1.14325709301533" calcext:value-type="float">
            <text:p>1.14325709301533</text:p>
          </table:table-cell>
          <table:table-cell table:number-columns-repeated="44"/>
        </table:table-row>
        <table:table-row table:style-name="ro1">
          <table:table-cell table:number-columns-repeated="10"/>
          <table:table-cell table:style-name="ce3" office:value-type="string" calcext:value-type="string">
            <text:p>y2</text:p>
          </table:table-cell>
          <table:table-cell table:style-name="ce1" table:formula="of:=[.$D$19]+[.$D$21]*[.E7]+[.$D$23]*[.F7]+[.$D$25]*[.G7]" office:value-type="float" office:value="83.7021038478327" calcext:value-type="float">
            <text:p>83.7021038478327</text:p>
          </table:table-cell>
          <table:table-cell/>
          <table:table-cell office:value-type="float" office:value="6.01538" calcext:value-type="float">
            <text:p>6.01538</text:p>
          </table:table-cell>
          <table:table-cell office:value-type="float" office:value="5.55669" calcext:value-type="float">
            <text:p>5.55669</text:p>
          </table:table-cell>
          <table:table-cell office:value-type="float" office:value="8.63733" calcext:value-type="float">
            <text:p>8.63733</text:p>
          </table:table-cell>
          <table:table-cell office:value-type="float" office:value="8.20288" calcext:value-type="float">
            <text:p>8.20288</text:p>
          </table:table-cell>
          <table:table-cell office:value-type="float" office:value="7.61807" calcext:value-type="float">
            <text:p>7.61807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Критическое(0,05; 4; 10)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/>
          <table:table-cell table:style-name="ce1" table:formula="of:=IF([.D13]&lt;[.D15];&quot;БОМБА&quot;;&quot;не бомба&quot;)" office:value-type="string" office:string-value="БОМБА" calcext:value-type="string">
            <text:p>БОМБА</text:p>
          </table:table-cell>
          <table:table-cell table:number-columns-repeated="7"/>
          <table:table-cell office:value-type="float" office:value="4.1017" calcext:value-type="float">
            <text:p>4.1017</text:p>
          </table:table-cell>
          <table:table-cell office:value-type="float" office:value="3.76948" calcext:value-type="float">
            <text:p>3.76948</text:p>
          </table:table-cell>
          <table:table-cell office:value-type="float" office:value="6.0659" calcext:value-type="float">
            <text:p>6.0659</text:p>
          </table:table-cell>
          <table:table-cell office:value-type="float" office:value="5.75351" calcext:value-type="float">
            <text:p>5.75351</text:p>
          </table:table-cell>
          <table:table-cell office:value-type="float" office:value="5.28078" calcext:value-type="float">
            <text:p>5.28078</text:p>
          </table:table-cell>
          <table:table-cell/>
          <table:table-cell table:style-name="ce3" office:value-type="string" calcext:value-type="string">
            <text:p>Фишер(0,05; 36; 2)</text:p>
          </table:table-cell>
          <table:table-cell table:style-name="ce3" office:value-type="float" office:value="3.26" calcext:value-type="float">
            <text:p>3.26</text:p>
          </table:table-cell>
          <table:table-cell table:number-columns-repeated="43"/>
        </table:table-row>
        <table:table-row table:style-name="ro1">
          <table:table-cell table:number-columns-repeated="10"/>
          <table:table-cell table:style-name="ce3" office:value-type="string" calcext:value-type="string">
            <text:p>y3</text:p>
          </table:table-cell>
          <table:table-cell table:style-name="ce1" table:formula="of:=[.$D$19]+[.$D$21]*[.E9]+[.$D$23]*[.F9]+[.$D$25]*[.G9]" office:value-type="float" office:value="73.9719235461031" calcext:value-type="float">
            <text:p>73.9719235461031</text:p>
          </table:table-cell>
          <table:table-cell/>
          <table:table-cell office:value-type="float" office:value="2.98004" calcext:value-type="float">
            <text:p>2.98004</text:p>
          </table:table-cell>
          <table:table-cell office:value-type="float" office:value="2.71391" calcext:value-type="float">
            <text:p>2.71391</text:p>
          </table:table-cell>
          <table:table-cell office:value-type="float" office:value="4.48253" calcext:value-type="float">
            <text:p>4.48253</text:p>
          </table:table-cell>
          <table:table-cell office:value-type="float" office:value="4.22507" calcext:value-type="float">
            <text:p>4.22507</text:p>
          </table:table-cell>
          <table:table-cell office:value-type="float" office:value="3.90383" calcext:value-type="float">
            <text:p>3.90383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Коэффициенты полинома</text:p>
          </table:table-cell>
          <table:table-cell table:number-columns-repeated="4"/>
          <table:table-cell table:style-name="ce3" office:value-type="string" calcext:value-type="string">
            <text:p>alfa zn</text:p>
          </table:table-cell>
          <table:table-cell/>
          <table:table-cell table:style-name="ce3" office:value-type="string" calcext:value-type="string">
            <text:p>Значимые коэффы</text:p>
          </table:table-cell>
          <table:table-cell table:number-columns-repeated="4"/>
          <table:table-cell office:value-type="float" office:value="2.25318" calcext:value-type="float">
            <text:p>2.25318</text:p>
          </table:table-cell>
          <table:table-cell office:value-type="float" office:value="2.06808" calcext:value-type="float">
            <text:p>2.06808</text:p>
          </table:table-cell>
          <table:table-cell office:value-type="float" office:value="3.4184" calcext:value-type="float">
            <text:p>3.4184</text:p>
          </table:table-cell>
          <table:table-cell office:value-type="float" office:value="3.25337" calcext:value-type="float">
            <text:p>3.25337</text:p>
          </table:table-cell>
          <table:table-cell office:value-type="float" office:value="2.93793" calcext:value-type="float">
            <text:p>2.93793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3" office:value-type="string" calcext:value-type="string">
            <text:p>y4</text:p>
          </table:table-cell>
          <table:table-cell table:style-name="ce1" table:formula="of:=[.$D$19]+[.$D$21]*[.E11]+[.$D$23]*[.F11]+[.$D$25]*[.G11]" office:value-type="float" office:value="76.6041013530602" calcext:value-type="float">
            <text:p>76.6041013530602</text:p>
          </table:table-cell>
          <table:table-cell/>
          <table:table-cell office:value-type="float" office:value="1.75566" calcext:value-type="float">
            <text:p>1.75566</text:p>
          </table:table-cell>
          <table:table-cell office:value-type="float" office:value="1.61631" calcext:value-type="float">
            <text:p>1.61631</text:p>
          </table:table-cell>
          <table:table-cell office:value-type="float" office:value="2.69036" calcext:value-type="float">
            <text:p>2.69036</text:p>
          </table:table-cell>
          <table:table-cell office:value-type="float" office:value="2.53625" calcext:value-type="float">
            <text:p>2.53625</text:p>
          </table:table-cell>
          <table:table-cell office:value-type="float" office:value="2.32449" calcext:value-type="float">
            <text:p>2.3244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0</text:p>
          </table:table-cell>
          <table:table-cell/>
          <table:table-cell table:style-name="ce1" table:formula="of:=SUM([.R5:.R8])/[.A8]" office:value-type="float" office:value="76.6041013530602" calcext:value-type="float">
            <text:p>76.6041013530602</text:p>
          </table:table-cell>
          <table:table-cell table:style-name="ce1" table:formula="of:=IF([.D33]&gt;[.$H$34];[.D19];0)" office:value-type="float" office:value="76.6041013530602" calcext:value-type="float">
            <text:p>76.6041013530602</text:p>
          </table:table-cell>
          <table:table-cell/>
          <table:table-cell table:style-name="ce1" table:formula="of:=IF([.E19]&lt;&gt;0;1;0)" office:value-type="float" office:value="1" calcext:value-type="float">
            <text:p>1</text:p>
          </table:table-cell>
          <table:table-cell/>
          <table:table-cell table:style-name="ce1" table:formula="of:=SUM([.G19:.G25])" office:value-type="float" office:value="3" calcext:value-type="float">
            <text:p>3</text:p>
          </table:table-cell>
          <table:table-cell table:number-columns-repeated="4"/>
          <table:table-cell office:value-type="float" office:value="1.40633" calcext:value-type="float">
            <text:p>1.40633</text:p>
          </table:table-cell>
          <table:table-cell office:value-type="float" office:value="1.29923" calcext:value-type="float">
            <text:p>1.29923</text:p>
          </table:table-cell>
          <table:table-cell office:value-type="float" office:value="2.18857" calcext:value-type="float">
            <text:p>2.18857</text:p>
          </table:table-cell>
          <table:table-cell office:value-type="float" office:value="2.06271" calcext:value-type="float">
            <text:p>2.06271</text:p>
          </table:table-cell>
          <table:table-cell office:value-type="float" office:value="1.86009" calcext:value-type="float">
            <text:p>1.86009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1.15272" calcext:value-type="float">
            <text:p>1.15272</text:p>
          </table:table-cell>
          <table:table-cell office:value-type="float" office:value="1.06218" calcext:value-type="float">
            <text:p>1.06218</text:p>
          </table:table-cell>
          <table:table-cell office:value-type="float" office:value="1.79855" calcext:value-type="float">
            <text:p>1.79855</text:p>
          </table:table-cell>
          <table:table-cell office:value-type="float" office:value="1.68177" calcext:value-type="float">
            <text:p>1.68177</text:p>
          </table:table-cell>
          <table:table-cell office:value-type="float" office:value="1.54956" calcext:value-type="float">
            <text:p>1.54956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/>
          <table:table-cell table:style-name="ce1" table:formula="of:=([.E5]*[.R5]+[.E6]*[.R6]+[.E7]*[.R7]+[.E8]*[.R8])/[.A8]" office:value-type="float" office:value="-4.52045867262498" calcext:value-type="float">
            <text:p>-4.52045867262498</text:p>
          </table:table-cell>
          <table:table-cell table:style-name="ce1" table:formula="of:=IF([.D35]&gt;[.$H$34];[.D21];0)" office:value-type="float" office:value="-4.52045867262498" calcext:value-type="float">
            <text:p>-4.52045867262498</text:p>
          </table:table-cell>
          <table:table-cell/>
          <table:table-cell table:style-name="ce1" table:formula="of:=IF([.E21]&lt;&gt;0;1;0)" office:value-type="float" office:value="1" calcext:value-type="float">
            <text:p>1</text:p>
          </table:table-cell>
          <table:table-cell table:number-columns-repeated="6"/>
          <table:table-cell office:value-type="float" office:value="0.96802" calcext:value-type="float">
            <text:p>0.96802</text:p>
          </table:table-cell>
          <table:table-cell office:value-type="float" office:value="1.046443" calcext:value-type="float">
            <text:p>1.046443</text:p>
          </table:table-cell>
          <table:table-cell office:value-type="float" office:value="1.51287" calcext:value-type="float">
            <text:p>1.51287</text:p>
          </table:table-cell>
          <table:table-cell office:value-type="float" office:value="1.42776" calcext:value-type="float">
            <text:p>1.42776</text:p>
          </table:table-cell>
          <table:table-cell office:value-type="float" office:value="1.28946" calcext:value-type="float">
            <text:p>1.28946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number-columns-repeated="5" office:value-type="string" calcext:value-type="string">
            <text:p>sep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2</text:p>
          </table:table-cell>
          <table:table-cell/>
          <table:table-cell table:style-name="ce1" table:formula="of:=([.F5]*[.R5]+[.F6]*[.R6]+[.F7]*[.R7]+[.F8]*[.R8])/[.A8]" office:value-type="float" office:value="3.17705277674161" calcext:value-type="float">
            <text:p>3.17705277674161</text:p>
          </table:table-cell>
          <table:table-cell table:style-name="ce1" table:formula="of:=IF([.D37]&gt;[.$H$34];[.D23];0)" office:value-type="float" office:value="3.17705277674161" calcext:value-type="float">
            <text:p>3.17705277674161</text:p>
          </table:table-cell>
          <table:table-cell/>
          <table:table-cell table:style-name="ce1" table:formula="of:=IF([.E23]&lt;&gt;0;1;0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13"/>
          <table:table-cell office:value-type="float" office:value="21.5268" calcext:value-type="float">
            <text:p>21.5268</text:p>
          </table:table-cell>
          <table:table-cell office:value-type="float" office:value="22.5199" calcext:value-type="float">
            <text:p>22.5199</text:p>
          </table:table-cell>
          <table:table-cell office:value-type="float" office:value="23.6796" calcext:value-type="float">
            <text:p>23.6796</text:p>
          </table:table-cell>
          <table:table-cell office:value-type="float" office:value="24.3503" calcext:value-type="float">
            <text:p>24.3503</text:p>
          </table:table-cell>
          <table:table-cell office:value-type="float" office:value="24.2421" calcext:value-type="float">
            <text:p>24.2421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12</text:p>
          </table:table-cell>
          <table:table-cell/>
          <table:table-cell table:style-name="ce1" table:formula="of:=([.G5]*[.R5]+[.G6]*[.R6]+[.G7]*[.R7]+[.G8]*[.R8])/[.A8]" office:value-type="float" office:value="0.599508954594075" calcext:value-type="float">
            <text:p>0.599508954594075</text:p>
          </table:table-cell>
          <table:table-cell table:style-name="ce1" table:formula="of:=IF([.D39]&gt;[.$H$34];[.D25];0)" office:value-type="float" office:value="0" calcext:value-type="float">
            <text:p>0</text:p>
          </table:table-cell>
          <table:table-cell/>
          <table:table-cell table:style-name="ce1" table:formula="of:=IF([.E25]&lt;&gt;0;1;0)" office:value-type="float" office:value="0" calcext:value-type="float">
            <text:p>0</text:p>
          </table:table-cell>
          <table:table-cell table:number-columns-repeated="6"/>
          <table:table-cell office:value-type="float" office:value="12.4142" calcext:value-type="float">
            <text:p>12.4142</text:p>
          </table:table-cell>
          <table:table-cell office:value-type="float" office:value="13.132" calcext:value-type="float">
            <text:p>13.132</text:p>
          </table:table-cell>
          <table:table-cell office:value-type="float" office:value="15.4258" calcext:value-type="float">
            <text:p>15.4258</text:p>
          </table:table-cell>
          <table:table-cell office:value-type="float" office:value="15.9981" calcext:value-type="float">
            <text:p>15.9981</text:p>
          </table:table-cell>
          <table:table-cell office:value-type="float" office:value="15.4344" calcext:value-type="float">
            <text:p>15.4344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7.93414" calcext:value-type="float">
            <text:p>7.93414</text:p>
          </table:table-cell>
          <table:table-cell office:value-type="float" office:value="8.39823" calcext:value-type="float">
            <text:p>8.39823</text:p>
          </table:table-cell>
          <table:table-cell office:value-type="float" office:value="10.3735" calcext:value-type="float">
            <text:p>10.3735</text:p>
          </table:table-cell>
          <table:table-cell office:value-type="float" office:value="10.8035" calcext:value-type="float">
            <text:p>10.8035</text:p>
          </table:table-cell>
          <table:table-cell office:value-type="float" office:value="10.2809" calcext:value-type="float">
            <text:p>10.280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значимости коэфффов</text:p>
          </table:table-cell>
          <table:table-cell table:number-columns-repeated="11"/>
          <table:table-cell office:value-type="float" office:value="5.43802" calcext:value-type="float">
            <text:p>5.43802</text:p>
          </table:table-cell>
          <table:table-cell office:value-type="float" office:value="5.76076" calcext:value-type="float">
            <text:p>5.76076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7.67088" calcext:value-type="float">
            <text:p>7.67088</text:p>
          </table:table-cell>
          <table:table-cell office:value-type="float" office:value="7.23547" calcext:value-type="float">
            <text:p>7.23547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3.94168" calcext:value-type="float">
            <text:p>3.94168</text:p>
          </table:table-cell>
          <table:table-cell office:value-type="float" office:value="4.1869" calcext:value-type="float">
            <text:p>4.1869</text:p>
          </table:table-cell>
          <table:table-cell office:value-type="float" office:value="5.44568" calcext:value-type="float">
            <text:p>5.44568</text:p>
          </table:table-cell>
          <table:table-cell office:value-type="float" office:value="5.67008" calcext:value-type="float">
            <text:p>5.67008</text:p>
          </table:table-cell>
          <table:table-cell office:value-type="float" office:value="5.32344" calcext:value-type="float">
            <text:p>5.32344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s^2(y)</text:p>
          </table:table-cell>
          <table:table-cell/>
          <table:table-cell table:style-name="ce1" table:formula="of:=SUM([.S5:.S8])/[.A8]" office:value-type="float" office:value="12.574983836419" calcext:value-type="float">
            <text:p>12.574983836419</text:p>
          </table:table-cell>
          <table:table-cell/>
          <table:table-cell table:style-name="ce1" office:value-type="string" calcext:value-type="string">
            <text:p>дисперсия выходного параметра </text:p>
          </table:table-cell>
          <table:table-cell table:number-columns-repeated="7"/>
          <table:table-cell office:value-type="float" office:value="2.98364" calcext:value-type="float">
            <text:p>2.98364</text:p>
          </table:table-cell>
          <table:table-cell office:value-type="float" office:value="3.17582" calcext:value-type="float">
            <text:p>3.17582</text:p>
          </table:table-cell>
          <table:table-cell office:value-type="float" office:value="4.16231" calcext:value-type="float">
            <text:p>4.16231</text:p>
          </table:table-cell>
          <table:table-cell office:value-type="float" office:value="4.34249" calcext:value-type="float">
            <text:p>4.34249</text:p>
          </table:table-cell>
          <table:table-cell office:value-type="float" office:value="4.06142" calcext:value-type="float">
            <text:p>4.06142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2.3434" calcext:value-type="float">
            <text:p>2.3434</text:p>
          </table:table-cell>
          <table:table-cell office:value-type="float" office:value="2.46146" calcext:value-type="float">
            <text:p>2.46146</text:p>
          </table:table-cell>
          <table:table-cell office:value-type="float" office:value="3.27787" calcext:value-type="float">
            <text:p>3.27787</text:p>
          </table:table-cell>
          <table:table-cell office:value-type="float" office:value="3.428" calcext:value-type="float">
            <text:p>3.428</text:p>
          </table:table-cell>
          <table:table-cell office:value-type="float" office:value="3.19246" calcext:value-type="float">
            <text:p>3.19246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s^2(bj)</text:p>
          </table:table-cell>
          <table:table-cell/>
          <table:table-cell table:style-name="ce1" table:formula="of:=[.D29]/([.A8]*10)" office:value-type="float" office:value="0.314374595910476" calcext:value-type="float">
            <text:p>0.314374595910476</text:p>
          </table:table-cell>
          <table:table-cell/>
          <table:table-cell table:style-name="ce2" office:value-type="string" calcext:value-type="string">
            <text:p>дисперсия ошибки определения коэффициента</text:p>
          </table:table-cell>
          <table:table-cell table:number-columns-repeated="7"/>
          <table:table-cell office:value-type="float" office:value="1.8801" calcext:value-type="float">
            <text:p>1.8801</text:p>
          </table:table-cell>
          <table:table-cell office:value-type="float" office:value="2.00329" calcext:value-type="float">
            <text:p>2.00329</text:p>
          </table:table-cell>
          <table:table-cell office:value-type="float" office:value="2.64909" calcext:value-type="float">
            <text:p>2.64909</text:p>
          </table:table-cell>
          <table:table-cell office:value-type="float" office:value="2.76866" calcext:value-type="float">
            <text:p>2.76866</text:p>
          </table:table-cell>
          <table:table-cell office:value-type="float" office:value="2.57955" calcext:value-type="float">
            <text:p>2.57955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1.52981" calcext:value-type="float">
            <text:p>1.52981</text:p>
          </table:table-cell>
          <table:table-cell office:value-type="float" office:value="1.63795" calcext:value-type="float">
            <text:p>1.63795</text:p>
          </table:table-cell>
          <table:table-cell office:value-type="float" office:value="2.18967" calcext:value-type="float">
            <text:p>2.18967</text:p>
          </table:table-cell>
          <table:table-cell office:value-type="float" office:value="2.27227" calcext:value-type="float">
            <text:p>2.27227</text:p>
          </table:table-cell>
          <table:table-cell office:value-type="float" office:value="2.12199" calcext:value-type="float">
            <text:p>2.1219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0</text:p>
          </table:table-cell>
          <table:table-cell/>
          <table:table-cell table:style-name="ce1" table:formula="of:=ABS([.D19])/[.D31]" office:value-type="float" office:value="243.671410952285" calcext:value-type="float">
            <text:p>243.671410952285</text:p>
          </table:table-cell>
          <table:table-cell table:number-columns-repeated="9"/>
          <table:table-cell office:value-type="float" office:value="1.28163" calcext:value-type="float">
            <text:p>1.28163</text:p>
          </table:table-cell>
          <table:table-cell office:value-type="float" office:value="1.6095236" calcext:value-type="float">
            <text:p>1.6095236</text:p>
          </table:table-cell>
          <table:table-cell office:value-type="float" office:value="1.82735" calcext:value-type="float">
            <text:p>1.82735</text:p>
          </table:table-cell>
          <table:table-cell office:value-type="float" office:value="1.90716" calcext:value-type="float">
            <text:p>1.90716</text:p>
          </table:table-cell>
          <table:table-cell office:value-type="float" office:value="1.76311" calcext:value-type="float">
            <text:p>1.76311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ce1" office:value-type="string" calcext:value-type="string">
            <text:p>студент (0,05; 36)</text:p>
          </table:table-cell>
          <table:table-cell/>
          <table:table-cell table:style-name="ce1" office:value-type="float" office:value="2.03" calcext:value-type="float">
            <text:p>2.03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Оценка b1</text:p>
          </table:table-cell>
          <table:table-cell/>
          <table:table-cell table:style-name="ce1" table:formula="of:=ABS([.D21])/[.D31]" office:value-type="float" office:value="14.3792110794864" calcext:value-type="float">
            <text:p>14.3792110794864</text:p>
          </table:table-cell>
          <table:table-cell table:number-columns-repeated="9"/>
          <table:table-cell table:formula="of:=[.N12]/[.N24]*100" office:value-type="float" office:value="80.1661185127376" calcext:value-type="float">
            <text:p>80.1661185127376</text:p>
          </table:table-cell>
          <table:table-cell table:formula="of:=[.O12]/[.O24]*100" office:value-type="float" office:value="71.6610642143171" calcext:value-type="float">
            <text:p>71.6610642143171</text:p>
          </table:table-cell>
          <table:table-cell table:formula="of:=[.P12]/[.P24]*100" office:value-type="float" office:value="88.2954103954459" calcext:value-type="float">
            <text:p>88.2954103954459</text:p>
          </table:table-cell>
          <table:table-cell table:formula="of:=[.Q12]/[.Q24]*100" office:value-type="float" office:value="82.8269056233393" calcext:value-type="float">
            <text:p>82.8269056233393</text:p>
          </table:table-cell>
          <table:table-cell table:formula="of:=[.R12]/[.R24]*100" office:value-type="float" office:value="81.006595963221" calcext:value-type="float">
            <text:p>81.006595963221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3]/[.N25]*100" office:value-type="float" office:value="77.339095551868" calcext:value-type="float">
            <text:p>77.339095551868</text:p>
          </table:table-cell>
          <table:table-cell table:formula="of:=[.O13]/[.O25]*100" office:value-type="float" office:value="67.489034419738" calcext:value-type="float">
            <text:p>67.489034419738</text:p>
          </table:table-cell>
          <table:table-cell table:formula="of:=[.P13]/[.P25]*100" office:value-type="float" office:value="84.7489271220942" calcext:value-type="float">
            <text:p>84.7489271220942</text:p>
          </table:table-cell>
          <table:table-cell table:formula="of:=[.Q13]/[.Q25]*100" office:value-type="float" office:value="78.0436426825685" calcext:value-type="float">
            <text:p>78.0436426825685</text:p>
          </table:table-cell>
          <table:table-cell table:formula="of:=[.R13]/[.R25]*100" office:value-type="float" office:value="76.0943088166693" calcext:value-type="float">
            <text:p>76.0943088166693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2</text:p>
          </table:table-cell>
          <table:table-cell/>
          <table:table-cell table:style-name="ce1" table:formula="of:=ABS([.D23])/[.D31]" office:value-type="float" office:value="10.1059462757809" calcext:value-type="float">
            <text:p>10.1059462757809</text:p>
          </table:table-cell>
          <table:table-cell table:number-columns-repeated="9"/>
          <table:table-cell table:formula="of:=[.N14]/[.N26]*100" office:value-type="float" office:value="75.816408583665" calcext:value-type="float">
            <text:p>75.816408583665</text:p>
          </table:table-cell>
          <table:table-cell table:formula="of:=[.O14]/[.O26]*100" office:value-type="float" office:value="66.1650133420971" calcext:value-type="float">
            <text:p>66.1650133420971</text:p>
          </table:table-cell>
          <table:table-cell table:formula="of:=[.P14]/[.P26]*100" office:value-type="float" office:value="83.2634115775775" calcext:value-type="float">
            <text:p>83.2634115775775</text:p>
          </table:table-cell>
          <table:table-cell table:formula="of:=[.Q14]/[.Q26]*100" office:value-type="float" office:value="75.9279863007359" calcext:value-type="float">
            <text:p>75.9279863007359</text:p>
          </table:table-cell>
          <table:table-cell table:formula="of:=[.R14]/[.R26]*100" office:value-type="float" office:value="74.0992520110107" calcext:value-type="float">
            <text:p>74.0992520110107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5]/[.N27]*100" office:value-type="float" office:value="75.4263500318131" calcext:value-type="float">
            <text:p>75.4263500318131</text:p>
          </table:table-cell>
          <table:table-cell table:formula="of:=[.O15]/[.O27]*100" office:value-type="float" office:value="65.433727494289" calcext:value-type="float">
            <text:p>65.433727494289</text:p>
          </table:table-cell>
          <table:table-cell table:formula="of:=[.P15]/[.P27]*100" office:value-type="float" office:value="82.6515985567752" calcext:value-type="float">
            <text:p>82.6515985567752</text:p>
          </table:table-cell>
          <table:table-cell table:formula="of:=[.Q15]/[.Q27]*100" office:value-type="float" office:value="75.0045627098847" calcext:value-type="float">
            <text:p>75.0045627098847</text:p>
          </table:table-cell>
          <table:table-cell table:formula="of:=[.R15]/[.R27]*100" office:value-type="float" office:value="72.9846160650241" calcext:value-type="float">
            <text:p>72.9846160650241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12</text:p>
          </table:table-cell>
          <table:table-cell/>
          <table:table-cell table:style-name="ce1" table:formula="of:=ABS([.D25])/[.D31]" office:value-type="float" office:value="1.90698918549003" calcext:value-type="float">
            <text:p>1.90698918549003</text:p>
          </table:table-cell>
          <table:table-cell table:number-columns-repeated="9"/>
          <table:table-cell table:formula="of:=[.N16]/[.N28]*100" office:value-type="float" office:value="75.6032960565038" calcext:value-type="float">
            <text:p>75.6032960565038</text:p>
          </table:table-cell>
          <table:table-cell table:formula="of:=[.O16]/[.O28]*100" office:value-type="float" office:value="64.8190785545392" calcext:value-type="float">
            <text:p>64.8190785545392</text:p>
          </table:table-cell>
          <table:table-cell table:formula="of:=[.P16]/[.P28]*100" office:value-type="float" office:value="82.3135035477663" calcext:value-type="float">
            <text:p>82.3135035477663</text:p>
          </table:table-cell>
          <table:table-cell table:formula="of:=[.Q16]/[.Q28]*100" office:value-type="float" office:value="74.5151743890739" calcext:value-type="float">
            <text:p>74.5151743890739</text:p>
          </table:table-cell>
          <table:table-cell table:formula="of:=[.R16]/[.R28]*100" office:value-type="float" office:value="73.3328449273402" calcext:value-type="float">
            <text:p>73.3328449273402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7]/[.N29]*100" office:value-type="float" office:value="75.5178238661501" calcext:value-type="float">
            <text:p>75.5178238661501</text:p>
          </table:table-cell>
          <table:table-cell table:formula="of:=[.O17]/[.O29]*100" office:value-type="float" office:value="65.1195596727774" calcext:value-type="float">
            <text:p>65.1195596727774</text:p>
          </table:table-cell>
          <table:table-cell table:formula="of:=[.P17]/[.P29]*100" office:value-type="float" office:value="82.1274724852306" calcext:value-type="float">
            <text:p>82.1274724852306</text:p>
          </table:table-cell>
          <table:table-cell table:formula="of:=[.Q17]/[.Q29]*100" office:value-type="float" office:value="74.9194586516031" calcext:value-type="float">
            <text:p>74.9194586516031</text:p>
          </table:table-cell>
          <table:table-cell table:formula="of:=[.R17]/[.R29]*100" office:value-type="float" office:value="72.3375075712436" calcext:value-type="float">
            <text:p>72.3375075712436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8]/[.N30]*100" office:value-type="float" office:value="74.9193479559614" calcext:value-type="float">
            <text:p>74.9193479559614</text:p>
          </table:table-cell>
          <table:table-cell table:formula="of:=[.O18]/[.O30]*100" office:value-type="float" office:value="65.6646868118921" calcext:value-type="float">
            <text:p>65.6646868118921</text:p>
          </table:table-cell>
          <table:table-cell table:formula="of:=[.P18]/[.P30]*100" office:value-type="float" office:value="82.0764703908331" calcext:value-type="float">
            <text:p>82.0764703908331</text:p>
          </table:table-cell>
          <table:table-cell table:formula="of:=[.Q18]/[.Q30]*100" office:value-type="float" office:value="73.9862893815636" calcext:value-type="float">
            <text:p>73.9862893815636</text:p>
          </table:table-cell>
          <table:table-cell table:formula="of:=[.R18]/[.R30]*100" office:value-type="float" office:value="72.8118754816035" calcext:value-type="float">
            <text:p>72.8118754816035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9]/[.N31]*100" office:value-type="float" office:value="74.8008084676347" calcext:value-type="float">
            <text:p>74.8008084676347</text:p>
          </table:table-cell>
          <table:table-cell table:formula="of:=[.O19]/[.O31]*100" office:value-type="float" office:value="64.8548138312476" calcext:value-type="float">
            <text:p>64.8548138312476</text:p>
          </table:table-cell>
          <table:table-cell table:formula="of:=[.P19]/[.P31]*100" office:value-type="float" office:value="82.6159171640073" calcext:value-type="float">
            <text:p>82.6159171640073</text:p>
          </table:table-cell>
          <table:table-cell table:formula="of:=[.Q19]/[.Q31]*100" office:value-type="float" office:value="74.5021057117884" calcext:value-type="float">
            <text:p>74.5021057117884</text:p>
          </table:table-cell>
          <table:table-cell table:formula="of:=[.R19]/[.R31]*100" office:value-type="float" office:value="72.1090887945572" calcext:value-type="float">
            <text:p>72.1090887945572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20]/[.N32]*100" office:value-type="float" office:value="75.3505337264105" calcext:value-type="float">
            <text:p>75.3505337264105</text:p>
          </table:table-cell>
          <table:table-cell table:formula="of:=[.O20]/[.O32]*100" office:value-type="float" office:value="64.8481333374035" calcext:value-type="float">
            <text:p>64.8481333374035</text:p>
          </table:table-cell>
          <table:table-cell table:formula="of:=[.P20]/[.P32]*100" office:value-type="float" office:value="82.1379477272831" calcext:value-type="float">
            <text:p>82.1379477272831</text:p>
          </table:table-cell>
          <table:table-cell table:formula="of:=[.Q20]/[.Q32]*100" office:value-type="float" office:value="74.0127713695996" calcext:value-type="float">
            <text:p>74.0127713695996</text:p>
          </table:table-cell>
          <table:table-cell table:formula="of:=[.R20]/[.R32]*100" office:value-type="float" office:value="73.0239068044619" calcext:value-type="float">
            <text:p>73.0239068044619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21]/[.N33]*100" office:value-type="float" office:value="75.5303792826323" calcext:value-type="float">
            <text:p>75.5303792826323</text:p>
          </table:table-cell>
          <table:table-cell table:formula="of:=[.O21]/[.O33]*100" office:value-type="float" office:value="65.0156978126944" calcext:value-type="float">
            <text:p>65.0156978126944</text:p>
          </table:table-cell>
          <table:table-cell table:formula="of:=[.P21]/[.P33]*100" office:value-type="float" office:value="82.7903795113142" calcext:value-type="float">
            <text:p>82.7903795113142</text:p>
          </table:table-cell>
          <table:table-cell table:formula="of:=[.Q21]/[.Q33]*100" office:value-type="float" office:value="74.8631472975524" calcext:value-type="float">
            <text:p>74.8631472975524</text:p>
          </table:table-cell>
          <table:table-cell table:formula="of:=[.R21]/[.R33]*100" office:value-type="float" office:value="73.1355389056837" calcext:value-type="float">
            <text:p>73.135538905683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 office:value-type="float" office:value="80.1661185127376" calcext:value-type="float">
            <text:p>80.1661185127376</text:p>
          </table:table-cell>
          <table:table-cell office:value-type="float" office:value="77.339095551868" calcext:value-type="float">
            <text:p>77.339095551868</text:p>
          </table:table-cell>
          <table:table-cell office:value-type="float" office:value="75.816408583665" calcext:value-type="float">
            <text:p>75.816408583665</text:p>
          </table:table-cell>
          <table:table-cell office:value-type="float" office:value="75.4263500318131" calcext:value-type="float">
            <text:p>75.4263500318131</text:p>
          </table:table-cell>
          <table:table-cell office:value-type="float" office:value="75.6032960565038" calcext:value-type="float">
            <text:p>75.6032960565038</text:p>
          </table:table-cell>
          <table:table-cell office:value-type="float" office:value="75.5178238661501" calcext:value-type="float">
            <text:p>75.5178238661501</text:p>
          </table:table-cell>
          <table:table-cell office:value-type="float" office:value="74.9193479559614" calcext:value-type="float">
            <text:p>74.9193479559614</text:p>
          </table:table-cell>
          <table:table-cell office:value-type="float" office:value="74.8008084676347" calcext:value-type="float">
            <text:p>74.8008084676347</text:p>
          </table:table-cell>
          <table:table-cell office:value-type="float" office:value="75.3505337264105" calcext:value-type="float">
            <text:p>75.3505337264105</text:p>
          </table:table-cell>
          <table:table-cell office:value-type="float" office:value="75.5303792826323" calcext:value-type="float">
            <text:p>75.5303792826323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71.6610642143171" calcext:value-type="float">
            <text:p>71.6610642143171</text:p>
          </table:table-cell>
          <table:table-cell table:style-name="ce3" office:value-type="float" office:value="67.489034419738" calcext:value-type="float">
            <text:p>67.489034419738</text:p>
          </table:table-cell>
          <table:table-cell table:style-name="ce1" office:value-type="float" office:value="66.1650133420971" calcext:value-type="float">
            <text:p>66.1650133420971</text:p>
          </table:table-cell>
          <table:table-cell office:value-type="float" office:value="65.433727494289" calcext:value-type="float">
            <text:p>65.433727494289</text:p>
          </table:table-cell>
          <table:table-cell office:value-type="float" office:value="64.8190785545392" calcext:value-type="float">
            <text:p>64.8190785545392</text:p>
          </table:table-cell>
          <table:table-cell office:value-type="float" office:value="65.1195596727774" calcext:value-type="float">
            <text:p>65.1195596727774</text:p>
          </table:table-cell>
          <table:table-cell office:value-type="float" office:value="65.6646868118921" calcext:value-type="float">
            <text:p>65.6646868118921</text:p>
          </table:table-cell>
          <table:table-cell office:value-type="float" office:value="64.8548138312476" calcext:value-type="float">
            <text:p>64.8548138312476</text:p>
          </table:table-cell>
          <table:table-cell office:value-type="float" office:value="64.8481333374035" calcext:value-type="float">
            <text:p>64.8481333374035</text:p>
          </table:table-cell>
          <table:table-cell office:value-type="float" office:value="930.7856272838" calcext:value-type="float">
            <text:p>930.7856272838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88.2954103954459" calcext:value-type="float">
            <text:p>88.2954103954459</text:p>
          </table:table-cell>
          <table:table-cell table:style-name="ce3" office:value-type="float" office:value="84.7489271220942" calcext:value-type="float">
            <text:p>84.7489271220942</text:p>
          </table:table-cell>
          <table:table-cell table:style-name="ce1" office:value-type="float" office:value="83.2634115775775" calcext:value-type="float">
            <text:p>83.2634115775775</text:p>
          </table:table-cell>
          <table:table-cell office:value-type="float" office:value="82.6515985567752" calcext:value-type="float">
            <text:p>82.6515985567752</text:p>
          </table:table-cell>
          <table:table-cell office:value-type="float" office:value="82.3135035477663" calcext:value-type="float">
            <text:p>82.3135035477663</text:p>
          </table:table-cell>
          <table:table-cell office:value-type="float" office:value="82.1274724852306" calcext:value-type="float">
            <text:p>82.1274724852306</text:p>
          </table:table-cell>
          <table:table-cell office:value-type="float" office:value="82.0764703908331" calcext:value-type="float">
            <text:p>82.0764703908331</text:p>
          </table:table-cell>
          <table:table-cell office:value-type="float" office:value="82.6159171640073" calcext:value-type="float">
            <text:p>82.6159171640073</text:p>
          </table:table-cell>
          <table:table-cell office:value-type="float" office:value="82.1379477272831" calcext:value-type="float">
            <text:p>82.1379477272831</text:p>
          </table:table-cell>
          <table:table-cell office:value-type="float" office:value="82.7903795113142" calcext:value-type="float">
            <text:p>82.7903795113142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82.8269056233393" calcext:value-type="float">
            <text:p>82.8269056233393</text:p>
          </table:table-cell>
          <table:table-cell table:style-name="ce3" office:value-type="float" office:value="78.0436426825685" calcext:value-type="float">
            <text:p>78.0436426825685</text:p>
          </table:table-cell>
          <table:table-cell table:style-name="ce1" office:value-type="float" office:value="75.9279863007359" calcext:value-type="float">
            <text:p>75.9279863007359</text:p>
          </table:table-cell>
          <table:table-cell office:value-type="float" office:value="75.0045627098847" calcext:value-type="float">
            <text:p>75.0045627098847</text:p>
          </table:table-cell>
          <table:table-cell office:value-type="float" office:value="74.5151743890739" calcext:value-type="float">
            <text:p>74.5151743890739</text:p>
          </table:table-cell>
          <table:table-cell office:value-type="float" office:value="74.9194586516031" calcext:value-type="float">
            <text:p>74.9194586516031</text:p>
          </table:table-cell>
          <table:table-cell office:value-type="float" office:value="73.9862893815636" calcext:value-type="float">
            <text:p>73.9862893815636</text:p>
          </table:table-cell>
          <table:table-cell office:value-type="float" office:value="74.5021057117884" calcext:value-type="float">
            <text:p>74.5021057117884</text:p>
          </table:table-cell>
          <table:table-cell office:value-type="float" office:value="74.0127713695996" calcext:value-type="float">
            <text:p>74.0127713695996</text:p>
          </table:table-cell>
          <table:table-cell office:value-type="float" office:value="74.8631472975524" calcext:value-type="float">
            <text:p>74.8631472975524</text:p>
          </table:table-cell>
          <table:table-cell table:number-columns-repeated="40"/>
        </table:table-row>
        <table:table-row table:style-name="ro1" table:number-rows-repeated="2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47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6];2)" office:value-type="float" office:value="80.17" calcext:value-type="float">
            <text:p>80.17</text:p>
          </table:table-cell>
          <table:table-cell table:style-name="ce1" table:formula="of:=ROUND([.P46];2)" office:value-type="float" office:value="77.34" calcext:value-type="float">
            <text:p>77.34</text:p>
          </table:table-cell>
          <table:table-cell table:style-name="ce1" table:formula="of:=ROUND([.Q46];2)" office:value-type="float" office:value="75.82" calcext:value-type="float">
            <text:p>75.82</text:p>
          </table:table-cell>
          <table:table-cell table:style-name="ce1" table:formula="of:=ROUND([.R46];2)" office:value-type="float" office:value="75.43" calcext:value-type="float">
            <text:p>75.43</text:p>
          </table:table-cell>
          <table:table-cell table:style-name="ce1" table:formula="of:=ROUND([.S46];2)" office:value-type="float" office:value="75.6" calcext:value-type="float">
            <text:p>75.6</text:p>
          </table:table-cell>
          <table:table-cell table:style-name="ce1" table:formula="of:=ROUND([.T46];2)" office:value-type="float" office:value="75.52" calcext:value-type="float">
            <text:p>75.52</text:p>
          </table:table-cell>
          <table:table-cell table:style-name="ce1" table:formula="of:=ROUND([.U46];2)" office:value-type="float" office:value="74.92" calcext:value-type="float">
            <text:p>74.92</text:p>
          </table:table-cell>
          <table:table-cell table:style-name="ce1" table:formula="of:=ROUND([.V46];2)" office:value-type="float" office:value="74.8" calcext:value-type="float">
            <text:p>74.8</text:p>
          </table:table-cell>
          <table:table-cell table:style-name="ce1" table:formula="of:=ROUND([.W46];2)" office:value-type="float" office:value="75.35" calcext:value-type="float">
            <text:p>75.35</text:p>
          </table:table-cell>
          <table:table-cell table:style-name="ce1" table:formula="of:=ROUND([.X46];2)" office:value-type="float" office:value="75.53" calcext:value-type="float">
            <text:p>75.53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7];2)" office:value-type="float" office:value="71.66" calcext:value-type="float">
            <text:p>71.66</text:p>
          </table:table-cell>
          <table:table-cell table:style-name="ce1" table:formula="of:=ROUND([.P47];2)" office:value-type="float" office:value="67.49" calcext:value-type="float">
            <text:p>67.49</text:p>
          </table:table-cell>
          <table:table-cell table:style-name="ce1" table:formula="of:=ROUND([.Q47];2)" office:value-type="float" office:value="66.17" calcext:value-type="float">
            <text:p>66.17</text:p>
          </table:table-cell>
          <table:table-cell table:style-name="ce1" table:formula="of:=ROUND([.R47];2)" office:value-type="float" office:value="65.43" calcext:value-type="float">
            <text:p>65.43</text:p>
          </table:table-cell>
          <table:table-cell table:style-name="ce1" table:formula="of:=ROUND([.S47];2)" office:value-type="float" office:value="64.82" calcext:value-type="float">
            <text:p>64.82</text:p>
          </table:table-cell>
          <table:table-cell table:style-name="ce1" table:formula="of:=ROUND([.T47];2)" office:value-type="float" office:value="65.12" calcext:value-type="float">
            <text:p>65.12</text:p>
          </table:table-cell>
          <table:table-cell table:style-name="ce1" table:formula="of:=ROUND([.U47];2)" office:value-type="float" office:value="65.66" calcext:value-type="float">
            <text:p>65.66</text:p>
          </table:table-cell>
          <table:table-cell table:style-name="ce1" table:formula="of:=ROUND([.V47];2)" office:value-type="float" office:value="64.85" calcext:value-type="float">
            <text:p>64.85</text:p>
          </table:table-cell>
          <table:table-cell table:style-name="ce1" table:formula="of:=ROUND([.W47];2)" office:value-type="float" office:value="64.85" calcext:value-type="float">
            <text:p>64.85</text:p>
          </table:table-cell>
          <table:table-cell table:style-name="ce1" table:formula="of:=ROUND([.X47];2)" office:value-type="float" office:value="930.79" calcext:value-type="float">
            <text:p>930.79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8];2)" office:value-type="float" office:value="88.3" calcext:value-type="float">
            <text:p>88.3</text:p>
          </table:table-cell>
          <table:table-cell table:style-name="ce1" table:formula="of:=ROUND([.P48];2)" office:value-type="float" office:value="84.75" calcext:value-type="float">
            <text:p>84.75</text:p>
          </table:table-cell>
          <table:table-cell table:style-name="ce1" table:formula="of:=ROUND([.Q48];2)" office:value-type="float" office:value="83.26" calcext:value-type="float">
            <text:p>83.26</text:p>
          </table:table-cell>
          <table:table-cell table:style-name="ce1" table:formula="of:=ROUND([.R48];2)" office:value-type="float" office:value="82.65" calcext:value-type="float">
            <text:p>82.65</text:p>
          </table:table-cell>
          <table:table-cell table:style-name="ce1" table:formula="of:=ROUND([.S48];2)" office:value-type="float" office:value="82.31" calcext:value-type="float">
            <text:p>82.31</text:p>
          </table:table-cell>
          <table:table-cell table:style-name="ce1" table:formula="of:=ROUND([.T48];2)" office:value-type="float" office:value="82.13" calcext:value-type="float">
            <text:p>82.13</text:p>
          </table:table-cell>
          <table:table-cell table:style-name="ce1" table:formula="of:=ROUND([.U48];2)" office:value-type="float" office:value="82.08" calcext:value-type="float">
            <text:p>82.08</text:p>
          </table:table-cell>
          <table:table-cell table:style-name="ce1" table:formula="of:=ROUND([.V48];2)" office:value-type="float" office:value="82.62" calcext:value-type="float">
            <text:p>82.62</text:p>
          </table:table-cell>
          <table:table-cell table:style-name="ce1" table:formula="of:=ROUND([.W48];2)" office:value-type="float" office:value="82.14" calcext:value-type="float">
            <text:p>82.14</text:p>
          </table:table-cell>
          <table:table-cell table:style-name="ce1" table:formula="of:=ROUND([.X48];2)" office:value-type="float" office:value="82.79" calcext:value-type="float">
            <text:p>82.79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9];2)" office:value-type="float" office:value="82.83" calcext:value-type="float">
            <text:p>82.83</text:p>
          </table:table-cell>
          <table:table-cell table:style-name="ce1" table:formula="of:=ROUND([.P49];2)" office:value-type="float" office:value="78.04" calcext:value-type="float">
            <text:p>78.04</text:p>
          </table:table-cell>
          <table:table-cell table:style-name="ce1" table:formula="of:=ROUND([.Q49];2)" office:value-type="float" office:value="75.93" calcext:value-type="float">
            <text:p>75.93</text:p>
          </table:table-cell>
          <table:table-cell table:style-name="ce1" table:formula="of:=ROUND([.R49];2)" office:value-type="float" office:value="75" calcext:value-type="float">
            <text:p>75</text:p>
          </table:table-cell>
          <table:table-cell table:style-name="ce1" table:formula="of:=ROUND([.S49];2)" office:value-type="float" office:value="74.52" calcext:value-type="float">
            <text:p>74.52</text:p>
          </table:table-cell>
          <table:table-cell table:style-name="ce1" table:formula="of:=ROUND([.T49];2)" office:value-type="float" office:value="74.92" calcext:value-type="float">
            <text:p>74.92</text:p>
          </table:table-cell>
          <table:table-cell table:style-name="ce1" table:formula="of:=ROUND([.U49];2)" office:value-type="float" office:value="73.99" calcext:value-type="float">
            <text:p>73.99</text:p>
          </table:table-cell>
          <table:table-cell table:style-name="ce1" table:formula="of:=ROUND([.V49];2)" office:value-type="float" office:value="74.5" calcext:value-type="float">
            <text:p>74.5</text:p>
          </table:table-cell>
          <table:table-cell table:style-name="ce1" table:formula="of:=ROUND([.W49];2)" office:value-type="float" office:value="74.01" calcext:value-type="float">
            <text:p>74.01</text:p>
          </table:table-cell>
          <table:table-cell table:style-name="ce1" table:formula="of:=ROUND([.X49];2)" office:value-type="float" office:value="74.86" calcext:value-type="float">
            <text:p>74.86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47"/>
        </table:table-row>
        <table:table-row table:style-name="ro1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X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  <table:table-cell table:style-name="ce1" office:value-type="string" calcext:value-type="string">
            <text:p>Yср</text:p>
          </table:table-cell>
          <table:table-cell table:style-name="ce3" office:value-type="string" calcext:value-type="string">
            <text:p>Депрессия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6.17" calcext:value-type="float">
            <text:p>86.17</text:p>
          </table:table-cell>
          <table:table-cell office:value-type="float" office:value="84.34" calcext:value-type="float">
            <text:p>84.34</text:p>
          </table:table-cell>
          <table:table-cell office:value-type="float" office:value="82.82" calcext:value-type="float">
            <text:p>82.82</text:p>
          </table:table-cell>
          <table:table-cell office:value-type="float" office:value="80.43" calcext:value-type="float">
            <text:p>80.43</text:p>
          </table:table-cell>
          <table:table-cell office:value-type="float" office:value="75.6" calcext:value-type="float">
            <text:p>75.6</text:p>
          </table:table-cell>
          <table:table-cell office:value-type="float" office:value="75.52" calcext:value-type="float">
            <text:p>75.52</text:p>
          </table:table-cell>
          <table:table-cell office:value-type="float" office:value="74.92" calcext:value-type="float">
            <text:p>74.92</text:p>
          </table:table-cell>
          <table:table-cell office:value-type="float" office:value="74.8" calcext:value-type="float">
            <text:p>74.8</text:p>
          </table:table-cell>
          <table:table-cell office:value-type="float" office:value="75.35" calcext:value-type="float">
            <text:p>75.35</text:p>
          </table:table-cell>
          <table:table-cell office:value-type="float" office:value="75.53" calcext:value-type="float">
            <text:p>75.53</text:p>
          </table:table-cell>
          <table:table-cell table:style-name="ce1" office:value-type="float" office:value="78.55" calcext:value-type="float">
            <text:p>78.55</text:p>
          </table:table-cell>
          <table:table-cell table:style-name="ce4" office:value-type="float" office:value="19.75" calcext:value-type="float">
            <text:p>19.75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78.66" calcext:value-type="float">
            <text:p>78.66</text:p>
          </table:table-cell>
          <table:table-cell table:style-name="ce3" office:value-type="float" office:value="71.49" calcext:value-type="float">
            <text:p>71.49</text:p>
          </table:table-cell>
          <table:table-cell table:style-name="ce1" office:value-type="float" office:value="70.17" calcext:value-type="float">
            <text:p>70.17</text:p>
          </table:table-cell>
          <table:table-cell office:value-type="float" office:value="68.43" calcext:value-type="float">
            <text:p>68.43</text:p>
          </table:table-cell>
          <table:table-cell office:value-type="float" office:value="65.82" calcext:value-type="float">
            <text:p>65.82</text:p>
          </table:table-cell>
          <table:table-cell office:value-type="float" office:value="65.12" calcext:value-type="float">
            <text:p>65.12</text:p>
          </table:table-cell>
          <table:table-cell office:value-type="float" office:value="66.66" calcext:value-type="float">
            <text:p>66.66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5" calcext:value-type="float">
            <text:p>65.85</text:p>
          </table:table-cell>
          <table:table-cell office:value-type="float" office:value="66.02" calcext:value-type="float">
            <text:p>66.02</text:p>
          </table:table-cell>
          <table:table-cell table:style-name="ce1" office:value-type="float" office:value="68.31" calcext:value-type="float">
            <text:p>68.31</text:p>
          </table:table-cell>
          <table:table-cell table:style-name="ce4" office:value-type="float" office:value="18.12" calcext:value-type="float">
            <text:p>18.1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8.3" calcext:value-type="float">
            <text:p>88.3</text:p>
          </table:table-cell>
          <table:table-cell table:style-name="ce3" office:value-type="float" office:value="86.75" calcext:value-type="float">
            <text:p>86.75</text:p>
          </table:table-cell>
          <table:table-cell table:style-name="ce1" office:value-type="float" office:value="85.26" calcext:value-type="float">
            <text:p>85.26</text:p>
          </table:table-cell>
          <table:table-cell office:value-type="float" office:value="82.65" calcext:value-type="float">
            <text:p>82.65</text:p>
          </table:table-cell>
          <table:table-cell office:value-type="float" office:value="82.31" calcext:value-type="float">
            <text:p>82.31</text:p>
          </table:table-cell>
          <table:table-cell office:value-type="float" office:value="82.13" calcext:value-type="float">
            <text:p>82.13</text:p>
          </table:table-cell>
          <table:table-cell office:value-type="float" office:value="82.08" calcext:value-type="float">
            <text:p>82.08</text:p>
          </table:table-cell>
          <table:table-cell office:value-type="float" office:value="82.62" calcext:value-type="float">
            <text:p>82.62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9" calcext:value-type="float">
            <text:p>82.79</text:p>
          </table:table-cell>
          <table:table-cell table:style-name="ce1" office:value-type="float" office:value="83.7" calcext:value-type="float">
            <text:p>83.7</text:p>
          </table:table-cell>
          <table:table-cell table:style-name="ce4" office:value-type="float" office:value="5.05" calcext:value-type="float">
            <text:p>5.05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82.83" calcext:value-type="float">
            <text:p>82.83</text:p>
          </table:table-cell>
          <table:table-cell table:style-name="ce3" office:value-type="float" office:value="78.04" calcext:value-type="float">
            <text:p>78.04</text:p>
          </table:table-cell>
          <table:table-cell table:style-name="ce1" office:value-type="float" office:value="75.93" calcext:value-type="float">
            <text:p>75.93</text:p>
          </table:table-cell>
          <table:table-cell office:value-type="float" office:value="75" calcext:value-type="float">
            <text:p>75</text:p>
          </table:table-cell>
          <table:table-cell office:value-type="float" office:value="74.52" calcext:value-type="float">
            <text:p>74.52</text:p>
          </table:table-cell>
          <table:table-cell office:value-type="float" office:value="74.92" calcext:value-type="float">
            <text:p>74.92</text:p>
          </table:table-cell>
          <table:table-cell office:value-type="float" office:value="73.99" calcext:value-type="float">
            <text:p>73.99</text:p>
          </table:table-cell>
          <table:table-cell office:value-type="float" office:value="74.5" calcext:value-type="float">
            <text:p>74.5</text:p>
          </table:table-cell>
          <table:table-cell office:value-type="float" office:value="74.01" calcext:value-type="float">
            <text:p>74.01</text:p>
          </table:table-cell>
          <table:table-cell office:value-type="float" office:value="74.86" calcext:value-type="float">
            <text:p>74.86</text:p>
          </table:table-cell>
          <table:table-cell table:style-name="ce1" office:value-type="float" office:value="75.86" calcext:value-type="float">
            <text:p>75.86</text:p>
          </table:table-cell>
          <table:table-cell table:style-name="ce4" office:value-type="float" office:value="7.39" calcext:value-type="float">
            <text:p>7.39</text:p>
          </table:table-cell>
          <table:table-cell table:number-columns-repeated="43"/>
        </table:table-row>
        <table:table-row table:style-name="ro1" table:number-rows-repeated="4">
          <table:table-cell table:number-columns-repeated="3"/>
          <table:table-cell table:style-name="ce1" table:number-columns-repeated="6"/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1" table:number-columns-repeated="6"/>
          <table:table-cell table:number-columns-repeated="54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11"/>
          <table:table-cell table:style-name="ce1" table:number-columns-repeated="11"/>
          <table:table-cell table:style-name="ce3" table:number-columns-repeated="2"/>
          <table:table-cell table:number-columns-repeated="40"/>
        </table:table-row>
        <table:table-row table:style-name="ro1">
          <table:table-cell table:number-columns-repeated="21"/>
          <table:table-cell table:style-name="ce1"/>
          <table:table-cell table:style-name="ce4"/>
          <table:table-cell table:style-name="ce1"/>
          <table:table-cell table:number-columns-repeated="40"/>
        </table:table-row>
        <table:table-row table:style-name="ro1" table:number-rows-repeated="3">
          <table:table-cell table:number-columns-repeated="11"/>
          <table:table-cell table:style-name="ce1"/>
          <table:table-cell table:style-name="ce3"/>
          <table:table-cell table:style-name="ce1"/>
          <table:table-cell table:number-columns-repeated="7"/>
          <table:table-cell table:style-name="ce1"/>
          <table:table-cell table:style-name="ce4"/>
          <table:table-cell table:style-name="ce1"/>
          <table:table-cell table:number-columns-repeated="40"/>
        </table:table-row>
        <table:table-row table:style-name="ro1" table:number-rows-repeated="91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 опытов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8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Матрица планирования ПФЭ</text:p>
          </table:table-cell>
          <table:table-cell table:number-columns-repeated="10"/>
          <table:table-cell table:style-name="ce1" office:value-type="string" calcext:value-type="string">
            <text:p>ЗАПОЛНИТЬ</text:p>
          </table:table-cell>
          <table:table-cell table:style-name="ce1" office:value-type="string" calcext:value-type="string">
            <text:p>мкм</text:p>
          </table:table-cell>
          <table:table-cell table:number-columns-repeated="51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X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  <table:table-cell table:style-name="ce1" office:value-type="string" calcext:value-type="string">
            <text:p>Yср</text:p>
          </table:table-cell>
          <table:table-cell table:style-name="ce3" office:value-type="string" calcext:value-type="string">
            <text:p>Депрессия</text:p>
          </table:table-cell>
          <table:table-cell table:style-name="ce3" office:value-type="string" calcext:value-type="string">
            <text:p>подставить в мадель</text:p>
          </table:table-cell>
          <table:table-cell/>
          <table:table-cell table:style-name="ce3" office:value-type="string" calcext:value-type="string">
            <text:p>Разница значений</text:p>
          </table:table-cell>
          <table:table-cell/>
          <table:table-cell table:style-name="ce3" office:value-type="string" calcext:value-type="string">
            <text:p>Дисперсия адекватности </text:p>
          </table:table-cell>
          <table:table-cell table:number-columns-repeated="4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6.1661185127376" calcext:value-type="float">
            <text:p>86.1661185127376</text:p>
          </table:table-cell>
          <table:table-cell office:value-type="float" office:value="84.339095551868" calcext:value-type="float">
            <text:p>84.339095551868</text:p>
          </table:table-cell>
          <table:table-cell office:value-type="float" office:value="82.816408583665" calcext:value-type="float">
            <text:p>82.816408583665</text:p>
          </table:table-cell>
          <table:table-cell office:value-type="float" office:value="80.4263500318131" calcext:value-type="float">
            <text:p>80.4263500318131</text:p>
          </table:table-cell>
          <table:table-cell office:value-type="float" office:value="75.6032960565038" calcext:value-type="float">
            <text:p>75.6032960565038</text:p>
          </table:table-cell>
          <table:table-cell office:value-type="float" office:value="75.5178238661501" calcext:value-type="float">
            <text:p>75.5178238661501</text:p>
          </table:table-cell>
          <table:table-cell office:value-type="float" office:value="74.9193479559614" calcext:value-type="float">
            <text:p>74.9193479559614</text:p>
          </table:table-cell>
          <table:table-cell office:value-type="float" office:value="74.8008084676347" calcext:value-type="float">
            <text:p>74.8008084676347</text:p>
          </table:table-cell>
          <table:table-cell office:value-type="float" office:value="75.3505337264105" calcext:value-type="float">
            <text:p>75.3505337264105</text:p>
          </table:table-cell>
          <table:table-cell office:value-type="float" office:value="75.5303792826323" calcext:value-type="float">
            <text:p>75.5303792826323</text:p>
          </table:table-cell>
          <table:table-cell table:style-name="ce1" table:formula="of:=AVERAGEA([.H5:.Q5])" office:value-type="float" office:value="78.5470162035377" calcext:value-type="float">
            <text:p>78.5470162035377</text:p>
          </table:table-cell>
          <table:table-cell table:style-name="ce4" table:formula="of:=COM.MICROSOFT.STDEV.S([.H5:.Q5])^2" office:value-type="float" office:value="19.7457391649004" calcext:value-type="float">
            <text:p>19.75</text:p>
          </table:table-cell>
          <table:table-cell table:style-name="ce1" table:formula="of:=[.$E$19]+[.$E$21]*[.E5]+[.$E$23]*[.F5]+[.$E$25]*[.G5]" office:value-type="float" office:value="78.5470162035377" calcext:value-type="float">
            <text:p>78.5470162035377</text:p>
          </table:table-cell>
          <table:table-cell/>
          <table:table-cell table:style-name="ce1" table:formula="of:=([.R5]-[.T5])^2" office:value-type="float" office:value="0" calcext:value-type="float">
            <text:p>0</text:p>
          </table:table-cell>
          <table:table-cell/>
          <table:table-cell table:style-name="ce1" table:formula="of:=SUM([.V5:.V9])*10/([.A9]-[.I19])" office:value-type="float" office:value="0.147938539756313" calcext:value-type="float">
            <text:p>0.147938539756313</text:p>
          </table:table-cell>
          <table:table-cell table:number-columns-repeated="4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78.6610642143171" calcext:value-type="float">
            <text:p>78.6610642143171</text:p>
          </table:table-cell>
          <table:table-cell table:style-name="ce3" office:value-type="float" office:value="71.489034419738" calcext:value-type="float">
            <text:p>71.489034419738</text:p>
          </table:table-cell>
          <table:table-cell table:style-name="ce1" office:value-type="float" office:value="70.1650133420971" calcext:value-type="float">
            <text:p>70.1650133420971</text:p>
          </table:table-cell>
          <table:table-cell office:value-type="float" office:value="68.433727494289" calcext:value-type="float">
            <text:p>68.433727494289</text:p>
          </table:table-cell>
          <table:table-cell office:value-type="float" office:value="65.8190785545392" calcext:value-type="float">
            <text:p>65.8190785545392</text:p>
          </table:table-cell>
          <table:table-cell office:value-type="float" office:value="65.1195596727774" calcext:value-type="float">
            <text:p>65.1195596727774</text:p>
          </table:table-cell>
          <table:table-cell office:value-type="float" office:value="66.6646868118921" calcext:value-type="float">
            <text:p>66.6646868118921</text:p>
          </table:table-cell>
          <table:table-cell office:value-type="float" office:value="64.8548138312476" calcext:value-type="float">
            <text:p>64.8548138312476</text:p>
          </table:table-cell>
          <table:table-cell office:value-type="float" office:value="65.8481333374035" calcext:value-type="float">
            <text:p>65.8481333374035</text:p>
          </table:table-cell>
          <table:table-cell office:value-type="float" office:value="66.0156978126944" calcext:value-type="float">
            <text:p>66.0156978126944</text:p>
          </table:table-cell>
          <table:table-cell table:style-name="ce1" table:formula="of:=AVERAGEA([.H6:.Q6])" office:value-type="float" office:value="68.3070809490995" calcext:value-type="float">
            <text:p>68.3070809490995</text:p>
          </table:table-cell>
          <table:table-cell table:style-name="ce4" table:formula="of:=COM.MICROSOFT.STDEV.S([.H6:.Q6])^2" office:value-type="float" office:value="18.1178515624687" calcext:value-type="float">
            <text:p>18.12</text:p>
          </table:table-cell>
          <table:table-cell table:style-name="ce1" table:formula="of:=[.$E$19]+[.$E$21]*[.E6]+[.$E$23]*[.F6]+[.$E$25]*[.G6]" office:value-type="float" office:value="68.3070809490995" calcext:value-type="float">
            <text:p>68.3070809490995</text:p>
          </table:table-cell>
          <table:table-cell/>
          <table:table-cell table:style-name="ce1" table:formula="of:=([.R6]-[.T6])^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8.2954103954459" calcext:value-type="float">
            <text:p>88.2954103954459</text:p>
          </table:table-cell>
          <table:table-cell table:style-name="ce3" office:value-type="float" office:value="86.7489271220942" calcext:value-type="float">
            <text:p>86.7489271220942</text:p>
          </table:table-cell>
          <table:table-cell table:style-name="ce1" office:value-type="float" office:value="85.2634115775775" calcext:value-type="float">
            <text:p>85.2634115775775</text:p>
          </table:table-cell>
          <table:table-cell office:value-type="float" office:value="82.6515985567752" calcext:value-type="float">
            <text:p>82.6515985567752</text:p>
          </table:table-cell>
          <table:table-cell office:value-type="float" office:value="82.3135035477663" calcext:value-type="float">
            <text:p>82.3135035477663</text:p>
          </table:table-cell>
          <table:table-cell office:value-type="float" office:value="82.1274724852306" calcext:value-type="float">
            <text:p>82.1274724852306</text:p>
          </table:table-cell>
          <table:table-cell office:value-type="float" office:value="82.0764703908331" calcext:value-type="float">
            <text:p>82.0764703908331</text:p>
          </table:table-cell>
          <table:table-cell office:value-type="float" office:value="82.6159171640073" calcext:value-type="float">
            <text:p>82.6159171640073</text:p>
          </table:table-cell>
          <table:table-cell office:value-type="float" office:value="82.1379477272831" calcext:value-type="float">
            <text:p>82.1379477272831</text:p>
          </table:table-cell>
          <table:table-cell office:value-type="float" office:value="82.7903795113142" calcext:value-type="float">
            <text:p>82.7903795113142</text:p>
          </table:table-cell>
          <table:table-cell table:style-name="ce1" table:formula="of:=AVERAGEA([.H7:.Q7])" office:value-type="float" office:value="83.7021038478327" calcext:value-type="float">
            <text:p>83.7021038478327</text:p>
          </table:table-cell>
          <table:table-cell table:style-name="ce4" table:formula="of:=COM.MICROSOFT.STDEV.S([.H7:.Q7])^2" office:value-type="float" office:value="5.04786958930579" calcext:value-type="float">
            <text:p>5.05</text:p>
          </table:table-cell>
          <table:table-cell table:style-name="ce1" table:formula="of:=[.$E$19]+[.$E$21]*[.E7]+[.$E$23]*[.F7]+[.$E$25]*[.G7]" office:value-type="float" office:value="83.7021038478327" calcext:value-type="float">
            <text:p>83.7021038478327</text:p>
          </table:table-cell>
          <table:table-cell/>
          <table:table-cell table:style-name="ce1" table:formula="of:=([.R7]-[.T7])^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82.8269056233393" calcext:value-type="float">
            <text:p>82.8269056233393</text:p>
          </table:table-cell>
          <table:table-cell table:style-name="ce3" office:value-type="float" office:value="78.0436426825685" calcext:value-type="float">
            <text:p>78.0436426825685</text:p>
          </table:table-cell>
          <table:table-cell table:style-name="ce1" office:value-type="float" office:value="75.9279863007359" calcext:value-type="float">
            <text:p>75.9279863007359</text:p>
          </table:table-cell>
          <table:table-cell office:value-type="float" office:value="75.0045627098847" calcext:value-type="float">
            <text:p>75.0045627098847</text:p>
          </table:table-cell>
          <table:table-cell office:value-type="float" office:value="74.5151743890739" calcext:value-type="float">
            <text:p>74.5151743890739</text:p>
          </table:table-cell>
          <table:table-cell office:value-type="float" office:value="74.9194586516031" calcext:value-type="float">
            <text:p>74.9194586516031</text:p>
          </table:table-cell>
          <table:table-cell office:value-type="float" office:value="73.9862893815636" calcext:value-type="float">
            <text:p>73.9862893815636</text:p>
          </table:table-cell>
          <table:table-cell office:value-type="float" office:value="74.5021057117884" calcext:value-type="float">
            <text:p>74.5021057117884</text:p>
          </table:table-cell>
          <table:table-cell office:value-type="float" office:value="74.0127713695996" calcext:value-type="float">
            <text:p>74.0127713695996</text:p>
          </table:table-cell>
          <table:table-cell office:value-type="float" office:value="74.8631472975524" calcext:value-type="float">
            <text:p>74.8631472975524</text:p>
          </table:table-cell>
          <table:table-cell table:style-name="ce1" table:formula="of:=AVERAGEA([.H8:.Q8])" office:value-type="float" office:value="75.8602044117709" calcext:value-type="float">
            <text:p>75.8602044117709</text:p>
          </table:table-cell>
          <table:table-cell table:style-name="ce4" table:formula="of:=COM.MICROSOFT.STDEV.S([.H8:.Q8])^2" office:value-type="float" office:value="7.38847502900129" calcext:value-type="float">
            <text:p>7.39</text:p>
          </table:table-cell>
          <table:table-cell table:style-name="ce1" table:formula="of:=[.$E$19]+[.$E$21]*[.E8]+[.$E$23]*[.F8]+[.$E$25]*[.G8]" office:value-type="float" office:value="75.8602044117709" calcext:value-type="float">
            <text:p>75.8602044117709</text:p>
          </table:table-cell>
          <table:table-cell/>
          <table:table-cell table:style-name="ce1" table:formula="of:=([.R8]-[.T8])^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" office:value-type="float" office:value="81.006595963221" calcext:value-type="float">
            <text:p>81.006595963221</text:p>
          </table:table-cell>
          <table:table-cell table:style-name="ce3" office:value-type="float" office:value="76.0943088166693" calcext:value-type="float">
            <text:p>76.0943088166693</text:p>
          </table:table-cell>
          <table:table-cell table:style-name="ce1" office:value-type="float" office:value="74.0992520110107" calcext:value-type="float">
            <text:p>74.0992520110107</text:p>
          </table:table-cell>
          <table:table-cell office:value-type="float" office:value="72.9846160650241" calcext:value-type="float">
            <text:p>72.9846160650241</text:p>
          </table:table-cell>
          <table:table-cell office:value-type="float" office:value="73.3328449273402" calcext:value-type="float">
            <text:p>73.3328449273402</text:p>
          </table:table-cell>
          <table:table-cell office:value-type="float" office:value="72.3375075712436" calcext:value-type="float">
            <text:p>72.3375075712436</text:p>
          </table:table-cell>
          <table:table-cell office:value-type="float" office:value="72.8118754816035" calcext:value-type="float">
            <text:p>72.8118754816035</text:p>
          </table:table-cell>
          <table:table-cell office:value-type="float" office:value="72.1090887945572" calcext:value-type="float">
            <text:p>72.1090887945572</text:p>
          </table:table-cell>
          <table:table-cell office:value-type="float" office:value="73.0239068044619" calcext:value-type="float">
            <text:p>73.0239068044619</text:p>
          </table:table-cell>
          <table:table-cell office:value-type="float" office:value="73.1355389056837" calcext:value-type="float">
            <text:p>73.1355389056837</text:p>
          </table:table-cell>
          <table:table-cell table:style-name="ce1" table:formula="of:=AVERAGEA([.H9:.Q9])" office:value-type="float" office:value="74.0935535340815" calcext:value-type="float">
            <text:p>74.0935535340815</text:p>
          </table:table-cell>
          <table:table-cell table:style-name="ce4" table:formula="of:=COM.MICROSOFT.STDEV.S([.H9:.Q9])^2" office:value-type="float" office:value="7.14756246731149" calcext:value-type="float">
            <text:p>7.15</text:p>
          </table:table-cell>
          <table:table-cell table:style-name="ce1" table:formula="of:=[.$E$19]+[.$E$21]*[.E9]+[.$E$23]*[.F9]+[.$E$25]*[.G9]" office:value-type="float" office:value="73.9719235461031" calcext:value-type="float">
            <text:p>73.9719235461031</text:p>
          </table:table-cell>
          <table:table-cell/>
          <table:table-cell table:style-name="ce1" table:formula="of:=([.R9]-[.T9])^2" office:value-type="float" office:value="0.0147938539756313" calcext:value-type="float">
            <text:p>0.014793853975631</text:p>
          </table:table-cell>
          <table:table-cell table:number-columns-repeated="42"/>
        </table:table-row>
        <table:table-row table:style-name="ro1">
          <table:table-cell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d</text:p>
          </table:table-cell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4…6</text:p>
          </table:table-cell>
          <table:table-cell table:style-name="ce1" office:value-type="string" calcext:value-type="string">
            <text:p>20…30</text:p>
          </table:table-cell>
          <table:table-cell table:number-columns-repeated="10"/>
          <table:table-cell office:value-type="string" calcext:value-type="string">
            <text:p>4 20</text:p>
          </table:table-cell>
          <table:table-cell office:value-type="string" calcext:value-type="string">
            <text:p>6 20</text:p>
          </table:table-cell>
          <table:table-cell office:value-type="string" calcext:value-type="string">
            <text:p>4 30</text:p>
          </table:table-cell>
          <table:table-cell office:value-type="string" calcext:value-type="string">
            <text:p>6 30</text:p>
          </table:table-cell>
          <table:table-cell office:value-type="string" calcext:value-type="string">
            <text:p>6 27.5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3" office:value-type="string" calcext:value-type="string">
            <text:p>y1</text:p>
          </table:table-cell>
          <table:table-cell table:style-name="ce1" table:formula="of:=[.$D$19]+[.$D$21]*[.E5]+[.$D$23]*[.F5]+[.$D$25]*[.G5]" office:value-type="float" office:value="78.5470162035377" calcext:value-type="float">
            <text:p>78.5470162035377</text:p>
          </table:table-cell>
          <table:table-cell/>
          <table:table-cell office:value-type="float" office:value="17.2572" calcext:value-type="float">
            <text:p>17.2572</text:p>
          </table:table-cell>
          <table:table-cell office:value-type="float" office:value="16.138" calcext:value-type="float">
            <text:p>16.138</text:p>
          </table:table-cell>
          <table:table-cell office:value-type="float" office:value="20.908" calcext:value-type="float">
            <text:p>20.908</text:p>
          </table:table-cell>
          <table:table-cell office:value-type="float" office:value="20.1686" calcext:value-type="float">
            <text:p>20.1686</text:p>
          </table:table-cell>
          <table:table-cell office:value-type="float" office:value="19.6377" calcext:value-type="float">
            <text:p>19.6377</text:p>
          </table:table-cell>
          <table:table-cell/>
          <table:table-cell table:style-name="ce3" office:value-type="string" calcext:value-type="string">
            <text:p>Однородность дисперсий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Кохран</text:p>
          </table:table-cell>
          <table:table-cell/>
          <table:table-cell table:style-name="ce1" table:formula="of:=MAX([.S5:.S8])/SUM([.S5:.S8])" office:value-type="float" office:value="0.392559931324002" calcext:value-type="float">
            <text:p>0.392559931324002</text:p>
          </table:table-cell>
          <table:table-cell table:number-columns-repeated="9"/>
          <table:table-cell office:value-type="float" office:value="9.60103" calcext:value-type="float">
            <text:p>9.60103</text:p>
          </table:table-cell>
          <table:table-cell office:value-type="float" office:value="8.86266" calcext:value-type="float">
            <text:p>8.86266</text:p>
          </table:table-cell>
          <table:table-cell office:value-type="float" office:value="13.0732" calcext:value-type="float">
            <text:p>13.0732</text:p>
          </table:table-cell>
          <table:table-cell office:value-type="float" office:value="12.4855" calcext:value-type="float">
            <text:p>12.4855</text:p>
          </table:table-cell>
          <table:table-cell office:value-type="float" office:value="11.7447" calcext:value-type="float">
            <text:p>11.7447</text:p>
          </table:table-cell>
          <table:table-cell/>
          <table:table-cell table:style-name="ce1" table:formula="of:=MAX([.X5];[.D29])/MIN([.X5];[.D29])" office:value-type="float" office:value="85.0014056995071" calcext:value-type="float">
            <text:p>85.0014056995071</text:p>
          </table:table-cell>
          <table:table-cell table:number-columns-repeated="44"/>
        </table:table-row>
        <table:table-row table:style-name="ro1">
          <table:table-cell table:number-columns-repeated="10"/>
          <table:table-cell table:style-name="ce3" office:value-type="string" calcext:value-type="string">
            <text:p>y2</text:p>
          </table:table-cell>
          <table:table-cell table:style-name="ce1" table:formula="of:=[.$D$19]+[.$D$21]*[.E7]+[.$D$23]*[.F7]+[.$D$25]*[.G7]" office:value-type="float" office:value="83.7021038478327" calcext:value-type="float">
            <text:p>83.7021038478327</text:p>
          </table:table-cell>
          <table:table-cell/>
          <table:table-cell office:value-type="float" office:value="6.01538" calcext:value-type="float">
            <text:p>6.01538</text:p>
          </table:table-cell>
          <table:table-cell office:value-type="float" office:value="5.55669" calcext:value-type="float">
            <text:p>5.55669</text:p>
          </table:table-cell>
          <table:table-cell office:value-type="float" office:value="8.63733" calcext:value-type="float">
            <text:p>8.63733</text:p>
          </table:table-cell>
          <table:table-cell office:value-type="float" office:value="8.20288" calcext:value-type="float">
            <text:p>8.20288</text:p>
          </table:table-cell>
          <table:table-cell office:value-type="float" office:value="7.61807" calcext:value-type="float">
            <text:p>7.61807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Критическое(0,05; 4; 10)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/>
          <table:table-cell table:style-name="ce1" table:formula="of:=IF([.D13]&lt;[.D15];&quot;БОМБА&quot;;&quot;не бомба&quot;)" office:value-type="string" office:string-value="БОМБА" calcext:value-type="string">
            <text:p>БОМБА</text:p>
          </table:table-cell>
          <table:table-cell table:number-columns-repeated="7"/>
          <table:table-cell office:value-type="float" office:value="4.1017" calcext:value-type="float">
            <text:p>4.1017</text:p>
          </table:table-cell>
          <table:table-cell office:value-type="float" office:value="3.76948" calcext:value-type="float">
            <text:p>3.76948</text:p>
          </table:table-cell>
          <table:table-cell office:value-type="float" office:value="6.0659" calcext:value-type="float">
            <text:p>6.0659</text:p>
          </table:table-cell>
          <table:table-cell office:value-type="float" office:value="5.75351" calcext:value-type="float">
            <text:p>5.75351</text:p>
          </table:table-cell>
          <table:table-cell office:value-type="float" office:value="5.28078" calcext:value-type="float">
            <text:p>5.28078</text:p>
          </table:table-cell>
          <table:table-cell/>
          <table:table-cell table:style-name="ce3" office:value-type="string" calcext:value-type="string">
            <text:p>Фишер(0,05; 36; 2)</text:p>
          </table:table-cell>
          <table:table-cell table:style-name="ce3" office:value-type="float" office:value="3.26" calcext:value-type="float">
            <text:p>3.26</text:p>
          </table:table-cell>
          <table:table-cell table:number-columns-repeated="43"/>
        </table:table-row>
        <table:table-row table:style-name="ro1">
          <table:table-cell table:number-columns-repeated="10"/>
          <table:table-cell table:style-name="ce3" office:value-type="string" calcext:value-type="string">
            <text:p>y3</text:p>
          </table:table-cell>
          <table:table-cell table:style-name="ce1" table:formula="of:=[.$D$19]+[.$D$21]*[.E9]+[.$D$23]*[.F9]+[.$D$25]*[.G9]" office:value-type="float" office:value="73.9719235461031" calcext:value-type="float">
            <text:p>73.9719235461031</text:p>
          </table:table-cell>
          <table:table-cell/>
          <table:table-cell office:value-type="float" office:value="2.98004" calcext:value-type="float">
            <text:p>2.98004</text:p>
          </table:table-cell>
          <table:table-cell office:value-type="float" office:value="2.71391" calcext:value-type="float">
            <text:p>2.71391</text:p>
          </table:table-cell>
          <table:table-cell office:value-type="float" office:value="4.48253" calcext:value-type="float">
            <text:p>4.48253</text:p>
          </table:table-cell>
          <table:table-cell office:value-type="float" office:value="4.22507" calcext:value-type="float">
            <text:p>4.22507</text:p>
          </table:table-cell>
          <table:table-cell office:value-type="float" office:value="3.90383" calcext:value-type="float">
            <text:p>3.90383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Коэффициенты полинома</text:p>
          </table:table-cell>
          <table:table-cell table:number-columns-repeated="4"/>
          <table:table-cell table:style-name="ce3" office:value-type="string" calcext:value-type="string">
            <text:p>alfa zn</text:p>
          </table:table-cell>
          <table:table-cell/>
          <table:table-cell table:style-name="ce3" office:value-type="string" calcext:value-type="string">
            <text:p>Значимые коэффы</text:p>
          </table:table-cell>
          <table:table-cell table:number-columns-repeated="4"/>
          <table:table-cell office:value-type="float" office:value="2.25318" calcext:value-type="float">
            <text:p>2.25318</text:p>
          </table:table-cell>
          <table:table-cell office:value-type="float" office:value="2.06808" calcext:value-type="float">
            <text:p>2.06808</text:p>
          </table:table-cell>
          <table:table-cell office:value-type="float" office:value="3.4184" calcext:value-type="float">
            <text:p>3.4184</text:p>
          </table:table-cell>
          <table:table-cell office:value-type="float" office:value="3.25337" calcext:value-type="float">
            <text:p>3.25337</text:p>
          </table:table-cell>
          <table:table-cell office:value-type="float" office:value="2.93793" calcext:value-type="float">
            <text:p>2.93793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3" office:value-type="string" calcext:value-type="string">
            <text:p>y4</text:p>
          </table:table-cell>
          <table:table-cell table:style-name="ce1" table:formula="of:=[.$D$19]+[.$D$21]*[.E11]+[.$D$23]*[.F11]+[.$D$25]*[.G11]" office:value-type="float" office:value="76.6041013530602" calcext:value-type="float">
            <text:p>76.6041013530602</text:p>
          </table:table-cell>
          <table:table-cell/>
          <table:table-cell office:value-type="float" office:value="1.75566" calcext:value-type="float">
            <text:p>1.75566</text:p>
          </table:table-cell>
          <table:table-cell office:value-type="float" office:value="1.61631" calcext:value-type="float">
            <text:p>1.61631</text:p>
          </table:table-cell>
          <table:table-cell office:value-type="float" office:value="2.69036" calcext:value-type="float">
            <text:p>2.69036</text:p>
          </table:table-cell>
          <table:table-cell office:value-type="float" office:value="2.53625" calcext:value-type="float">
            <text:p>2.53625</text:p>
          </table:table-cell>
          <table:table-cell office:value-type="float" office:value="2.32449" calcext:value-type="float">
            <text:p>2.3244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0</text:p>
          </table:table-cell>
          <table:table-cell/>
          <table:table-cell table:style-name="ce1" table:formula="of:=SUM([.R5:.R8])/[.A8]" office:value-type="float" office:value="76.6041013530602" calcext:value-type="float">
            <text:p>76.6041013530602</text:p>
          </table:table-cell>
          <table:table-cell table:style-name="ce1" table:formula="of:=IF([.D33]&gt;[.$H$34];[.D19];0)" office:value-type="float" office:value="76.6041013530602" calcext:value-type="float">
            <text:p>76.6041013530602</text:p>
          </table:table-cell>
          <table:table-cell/>
          <table:table-cell table:style-name="ce1" table:formula="of:=IF([.E19]&lt;&gt;0;1;0)" office:value-type="float" office:value="1" calcext:value-type="float">
            <text:p>1</text:p>
          </table:table-cell>
          <table:table-cell/>
          <table:table-cell table:style-name="ce1" table:formula="of:=SUM([.G19:.G25])" office:value-type="float" office:value="4" calcext:value-type="float">
            <text:p>4</text:p>
          </table:table-cell>
          <table:table-cell table:number-columns-repeated="4"/>
          <table:table-cell office:value-type="float" office:value="1.40633" calcext:value-type="float">
            <text:p>1.40633</text:p>
          </table:table-cell>
          <table:table-cell office:value-type="float" office:value="1.29923" calcext:value-type="float">
            <text:p>1.29923</text:p>
          </table:table-cell>
          <table:table-cell office:value-type="float" office:value="2.18857" calcext:value-type="float">
            <text:p>2.18857</text:p>
          </table:table-cell>
          <table:table-cell office:value-type="float" office:value="2.06271" calcext:value-type="float">
            <text:p>2.06271</text:p>
          </table:table-cell>
          <table:table-cell office:value-type="float" office:value="1.86009" calcext:value-type="float">
            <text:p>1.86009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1.15272" calcext:value-type="float">
            <text:p>1.15272</text:p>
          </table:table-cell>
          <table:table-cell office:value-type="float" office:value="1.06218" calcext:value-type="float">
            <text:p>1.06218</text:p>
          </table:table-cell>
          <table:table-cell office:value-type="float" office:value="1.79855" calcext:value-type="float">
            <text:p>1.79855</text:p>
          </table:table-cell>
          <table:table-cell office:value-type="float" office:value="1.68177" calcext:value-type="float">
            <text:p>1.68177</text:p>
          </table:table-cell>
          <table:table-cell office:value-type="float" office:value="1.54956" calcext:value-type="float">
            <text:p>1.54956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/>
          <table:table-cell table:style-name="ce1" table:formula="of:=([.E5]*[.R5]+[.E6]*[.R6]+[.E7]*[.R7]+[.E8]*[.R8])/[.A8]" office:value-type="float" office:value="-4.52045867262498" calcext:value-type="float">
            <text:p>-4.52045867262498</text:p>
          </table:table-cell>
          <table:table-cell table:style-name="ce1" table:formula="of:=IF([.D35]&gt;[.$H$34];[.D21];0)" office:value-type="float" office:value="-4.52045867262498" calcext:value-type="float">
            <text:p>-4.52045867262498</text:p>
          </table:table-cell>
          <table:table-cell/>
          <table:table-cell table:style-name="ce1" table:formula="of:=IF([.E21]&lt;&gt;0;1;0)" office:value-type="float" office:value="1" calcext:value-type="float">
            <text:p>1</text:p>
          </table:table-cell>
          <table:table-cell table:number-columns-repeated="6"/>
          <table:table-cell office:value-type="float" office:value="0.96802" calcext:value-type="float">
            <text:p>0.96802</text:p>
          </table:table-cell>
          <table:table-cell office:value-type="float" office:value="1.046443" calcext:value-type="float">
            <text:p>1.046443</text:p>
          </table:table-cell>
          <table:table-cell office:value-type="float" office:value="1.51287" calcext:value-type="float">
            <text:p>1.51287</text:p>
          </table:table-cell>
          <table:table-cell office:value-type="float" office:value="1.42776" calcext:value-type="float">
            <text:p>1.42776</text:p>
          </table:table-cell>
          <table:table-cell office:value-type="float" office:value="1.28946" calcext:value-type="float">
            <text:p>1.28946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number-columns-repeated="5" office:value-type="string" calcext:value-type="string">
            <text:p>sep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2</text:p>
          </table:table-cell>
          <table:table-cell/>
          <table:table-cell table:style-name="ce1" table:formula="of:=([.F5]*[.R5]+[.F6]*[.R6]+[.F7]*[.R7]+[.F8]*[.R8])/[.A8]" office:value-type="float" office:value="3.17705277674161" calcext:value-type="float">
            <text:p>3.17705277674161</text:p>
          </table:table-cell>
          <table:table-cell table:style-name="ce1" table:formula="of:=IF([.D37]&gt;[.$H$34];[.D23];0)" office:value-type="float" office:value="3.17705277674161" calcext:value-type="float">
            <text:p>3.17705277674161</text:p>
          </table:table-cell>
          <table:table-cell/>
          <table:table-cell table:style-name="ce1" table:formula="of:=IF([.E23]&lt;&gt;0;1;0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13"/>
          <table:table-cell office:value-type="float" office:value="21.5268" calcext:value-type="float">
            <text:p>21.5268</text:p>
          </table:table-cell>
          <table:table-cell office:value-type="float" office:value="22.5199" calcext:value-type="float">
            <text:p>22.5199</text:p>
          </table:table-cell>
          <table:table-cell office:value-type="float" office:value="23.6796" calcext:value-type="float">
            <text:p>23.6796</text:p>
          </table:table-cell>
          <table:table-cell office:value-type="float" office:value="24.3503" calcext:value-type="float">
            <text:p>24.3503</text:p>
          </table:table-cell>
          <table:table-cell office:value-type="float" office:value="24.2421" calcext:value-type="float">
            <text:p>24.2421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b12</text:p>
          </table:table-cell>
          <table:table-cell/>
          <table:table-cell table:style-name="ce1" table:formula="of:=([.G5]*[.R5]+[.G6]*[.R6]+[.G7]*[.R7]+[.G8]*[.R8])/[.A8]" office:value-type="float" office:value="0.599508954594075" calcext:value-type="float">
            <text:p>0.599508954594075</text:p>
          </table:table-cell>
          <table:table-cell table:style-name="ce1" table:formula="of:=IF([.D39]&gt;[.$H$34];[.D25];0)" office:value-type="float" office:value="0.599508954594075" calcext:value-type="float">
            <text:p>0.599508954594075</text:p>
          </table:table-cell>
          <table:table-cell/>
          <table:table-cell table:style-name="ce1" table:formula="of:=IF([.E25]&lt;&gt;0;1;0)" office:value-type="float" office:value="1" calcext:value-type="float">
            <text:p>1</text:p>
          </table:table-cell>
          <table:table-cell table:number-columns-repeated="6"/>
          <table:table-cell office:value-type="float" office:value="12.4142" calcext:value-type="float">
            <text:p>12.4142</text:p>
          </table:table-cell>
          <table:table-cell office:value-type="float" office:value="13.132" calcext:value-type="float">
            <text:p>13.132</text:p>
          </table:table-cell>
          <table:table-cell office:value-type="float" office:value="15.4258" calcext:value-type="float">
            <text:p>15.4258</text:p>
          </table:table-cell>
          <table:table-cell office:value-type="float" office:value="15.9981" calcext:value-type="float">
            <text:p>15.9981</text:p>
          </table:table-cell>
          <table:table-cell office:value-type="float" office:value="15.4344" calcext:value-type="float">
            <text:p>15.4344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7.93414" calcext:value-type="float">
            <text:p>7.93414</text:p>
          </table:table-cell>
          <table:table-cell office:value-type="float" office:value="8.39823" calcext:value-type="float">
            <text:p>8.39823</text:p>
          </table:table-cell>
          <table:table-cell office:value-type="float" office:value="10.3735" calcext:value-type="float">
            <text:p>10.3735</text:p>
          </table:table-cell>
          <table:table-cell office:value-type="float" office:value="10.8035" calcext:value-type="float">
            <text:p>10.8035</text:p>
          </table:table-cell>
          <table:table-cell office:value-type="float" office:value="10.2809" calcext:value-type="float">
            <text:p>10.280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значимости коэфффов</text:p>
          </table:table-cell>
          <table:table-cell table:number-columns-repeated="11"/>
          <table:table-cell office:value-type="float" office:value="5.43802" calcext:value-type="float">
            <text:p>5.43802</text:p>
          </table:table-cell>
          <table:table-cell office:value-type="float" office:value="5.76076" calcext:value-type="float">
            <text:p>5.76076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7.67088" calcext:value-type="float">
            <text:p>7.67088</text:p>
          </table:table-cell>
          <table:table-cell office:value-type="float" office:value="7.23547" calcext:value-type="float">
            <text:p>7.23547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3.94168" calcext:value-type="float">
            <text:p>3.94168</text:p>
          </table:table-cell>
          <table:table-cell office:value-type="float" office:value="4.1869" calcext:value-type="float">
            <text:p>4.1869</text:p>
          </table:table-cell>
          <table:table-cell office:value-type="float" office:value="5.44568" calcext:value-type="float">
            <text:p>5.44568</text:p>
          </table:table-cell>
          <table:table-cell office:value-type="float" office:value="5.67008" calcext:value-type="float">
            <text:p>5.67008</text:p>
          </table:table-cell>
          <table:table-cell office:value-type="float" office:value="5.32344" calcext:value-type="float">
            <text:p>5.32344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s^2(y)</text:p>
          </table:table-cell>
          <table:table-cell/>
          <table:table-cell table:style-name="ce1" table:formula="of:=SUM([.S5:.S8])/[.A8]" office:value-type="float" office:value="12.574983836419" calcext:value-type="float">
            <text:p>12.574983836419</text:p>
          </table:table-cell>
          <table:table-cell/>
          <table:table-cell table:style-name="ce1" office:value-type="string" calcext:value-type="string">
            <text:p>дисперсия выходного параметра </text:p>
          </table:table-cell>
          <table:table-cell table:number-columns-repeated="7"/>
          <table:table-cell office:value-type="float" office:value="2.98364" calcext:value-type="float">
            <text:p>2.98364</text:p>
          </table:table-cell>
          <table:table-cell office:value-type="float" office:value="3.17582" calcext:value-type="float">
            <text:p>3.17582</text:p>
          </table:table-cell>
          <table:table-cell office:value-type="float" office:value="4.16231" calcext:value-type="float">
            <text:p>4.16231</text:p>
          </table:table-cell>
          <table:table-cell office:value-type="float" office:value="4.34249" calcext:value-type="float">
            <text:p>4.34249</text:p>
          </table:table-cell>
          <table:table-cell office:value-type="float" office:value="4.06142" calcext:value-type="float">
            <text:p>4.06142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2.3434" calcext:value-type="float">
            <text:p>2.3434</text:p>
          </table:table-cell>
          <table:table-cell office:value-type="float" office:value="2.46146" calcext:value-type="float">
            <text:p>2.46146</text:p>
          </table:table-cell>
          <table:table-cell office:value-type="float" office:value="3.27787" calcext:value-type="float">
            <text:p>3.27787</text:p>
          </table:table-cell>
          <table:table-cell office:value-type="float" office:value="3.428" calcext:value-type="float">
            <text:p>3.428</text:p>
          </table:table-cell>
          <table:table-cell office:value-type="float" office:value="3.19246" calcext:value-type="float">
            <text:p>3.19246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s^2(bj)</text:p>
          </table:table-cell>
          <table:table-cell/>
          <table:table-cell table:style-name="ce1" table:formula="of:=[.D29]/([.A8]*10)" office:value-type="float" office:value="0.314374595910476" calcext:value-type="float">
            <text:p>0.314374595910476</text:p>
          </table:table-cell>
          <table:table-cell/>
          <table:table-cell table:style-name="ce2" office:value-type="string" calcext:value-type="string">
            <text:p>дисперсия ошибки определения коэффициента</text:p>
          </table:table-cell>
          <table:table-cell table:number-columns-repeated="7"/>
          <table:table-cell office:value-type="float" office:value="1.8801" calcext:value-type="float">
            <text:p>1.8801</text:p>
          </table:table-cell>
          <table:table-cell office:value-type="float" office:value="2.00329" calcext:value-type="float">
            <text:p>2.00329</text:p>
          </table:table-cell>
          <table:table-cell office:value-type="float" office:value="2.64909" calcext:value-type="float">
            <text:p>2.64909</text:p>
          </table:table-cell>
          <table:table-cell office:value-type="float" office:value="2.76866" calcext:value-type="float">
            <text:p>2.76866</text:p>
          </table:table-cell>
          <table:table-cell office:value-type="float" office:value="2.57955" calcext:value-type="float">
            <text:p>2.57955</text:p>
          </table:table-cell>
          <table:table-cell table:number-columns-repeated="46"/>
        </table:table-row>
        <table:table-row table:style-name="ro1">
          <table:table-cell table:number-columns-repeated="13"/>
          <table:table-cell office:value-type="float" office:value="1.52981" calcext:value-type="float">
            <text:p>1.52981</text:p>
          </table:table-cell>
          <table:table-cell office:value-type="float" office:value="1.63795" calcext:value-type="float">
            <text:p>1.63795</text:p>
          </table:table-cell>
          <table:table-cell office:value-type="float" office:value="2.18967" calcext:value-type="float">
            <text:p>2.18967</text:p>
          </table:table-cell>
          <table:table-cell office:value-type="float" office:value="2.27227" calcext:value-type="float">
            <text:p>2.27227</text:p>
          </table:table-cell>
          <table:table-cell office:value-type="float" office:value="2.12199" calcext:value-type="float">
            <text:p>2.12199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0</text:p>
          </table:table-cell>
          <table:table-cell/>
          <table:table-cell table:style-name="ce1" table:formula="of:=ABS([.D19])/[.D31]" office:value-type="float" office:value="243.671410952285" calcext:value-type="float">
            <text:p>243.671410952285</text:p>
          </table:table-cell>
          <table:table-cell table:number-columns-repeated="9"/>
          <table:table-cell office:value-type="float" office:value="1.28163" calcext:value-type="float">
            <text:p>1.28163</text:p>
          </table:table-cell>
          <table:table-cell office:value-type="float" office:value="1.6095236" calcext:value-type="float">
            <text:p>1.6095236</text:p>
          </table:table-cell>
          <table:table-cell office:value-type="float" office:value="1.82735" calcext:value-type="float">
            <text:p>1.82735</text:p>
          </table:table-cell>
          <table:table-cell office:value-type="float" office:value="1.90716" calcext:value-type="float">
            <text:p>1.90716</text:p>
          </table:table-cell>
          <table:table-cell office:value-type="float" office:value="1.76311" calcext:value-type="float">
            <text:p>1.76311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ce1" office:value-type="string" calcext:value-type="string">
            <text:p>Студент (0,1; 36)</text:p>
          </table:table-cell>
          <table:table-cell/>
          <table:table-cell table:style-name="ce1" office:value-type="float" office:value="1.7" calcext:value-type="float">
            <text:p>1.7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Оценка b1</text:p>
          </table:table-cell>
          <table:table-cell/>
          <table:table-cell table:style-name="ce1" table:formula="of:=ABS([.D21])/[.D31]" office:value-type="float" office:value="14.3792110794864" calcext:value-type="float">
            <text:p>14.3792110794864</text:p>
          </table:table-cell>
          <table:table-cell table:number-columns-repeated="9"/>
          <table:table-cell table:formula="of:=[.N12]/[.N24]*100" office:value-type="float" office:value="80.1661185127376" calcext:value-type="float">
            <text:p>80.1661185127376</text:p>
          </table:table-cell>
          <table:table-cell table:formula="of:=[.O12]/[.O24]*100" office:value-type="float" office:value="71.6610642143171" calcext:value-type="float">
            <text:p>71.6610642143171</text:p>
          </table:table-cell>
          <table:table-cell table:formula="of:=[.P12]/[.P24]*100" office:value-type="float" office:value="88.2954103954459" calcext:value-type="float">
            <text:p>88.2954103954459</text:p>
          </table:table-cell>
          <table:table-cell table:formula="of:=[.Q12]/[.Q24]*100" office:value-type="float" office:value="82.8269056233393" calcext:value-type="float">
            <text:p>82.8269056233393</text:p>
          </table:table-cell>
          <table:table-cell table:formula="of:=[.R12]/[.R24]*100" office:value-type="float" office:value="81.006595963221" calcext:value-type="float">
            <text:p>81.006595963221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3]/[.N25]*100" office:value-type="float" office:value="77.339095551868" calcext:value-type="float">
            <text:p>77.339095551868</text:p>
          </table:table-cell>
          <table:table-cell table:formula="of:=[.O13]/[.O25]*100" office:value-type="float" office:value="67.489034419738" calcext:value-type="float">
            <text:p>67.489034419738</text:p>
          </table:table-cell>
          <table:table-cell table:formula="of:=[.P13]/[.P25]*100" office:value-type="float" office:value="84.7489271220942" calcext:value-type="float">
            <text:p>84.7489271220942</text:p>
          </table:table-cell>
          <table:table-cell table:formula="of:=[.Q13]/[.Q25]*100" office:value-type="float" office:value="78.0436426825685" calcext:value-type="float">
            <text:p>78.0436426825685</text:p>
          </table:table-cell>
          <table:table-cell table:formula="of:=[.R13]/[.R25]*100" office:value-type="float" office:value="76.0943088166693" calcext:value-type="float">
            <text:p>76.0943088166693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2</text:p>
          </table:table-cell>
          <table:table-cell/>
          <table:table-cell table:style-name="ce1" table:formula="of:=ABS([.D23])/[.D31]" office:value-type="float" office:value="10.1059462757809" calcext:value-type="float">
            <text:p>10.1059462757809</text:p>
          </table:table-cell>
          <table:table-cell table:number-columns-repeated="9"/>
          <table:table-cell table:formula="of:=[.N14]/[.N26]*100" office:value-type="float" office:value="75.816408583665" calcext:value-type="float">
            <text:p>75.816408583665</text:p>
          </table:table-cell>
          <table:table-cell table:formula="of:=[.O14]/[.O26]*100" office:value-type="float" office:value="66.1650133420971" calcext:value-type="float">
            <text:p>66.1650133420971</text:p>
          </table:table-cell>
          <table:table-cell table:formula="of:=[.P14]/[.P26]*100" office:value-type="float" office:value="83.2634115775775" calcext:value-type="float">
            <text:p>83.2634115775775</text:p>
          </table:table-cell>
          <table:table-cell table:formula="of:=[.Q14]/[.Q26]*100" office:value-type="float" office:value="75.9279863007359" calcext:value-type="float">
            <text:p>75.9279863007359</text:p>
          </table:table-cell>
          <table:table-cell table:formula="of:=[.R14]/[.R26]*100" office:value-type="float" office:value="74.0992520110107" calcext:value-type="float">
            <text:p>74.0992520110107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5]/[.N27]*100" office:value-type="float" office:value="75.4263500318131" calcext:value-type="float">
            <text:p>75.4263500318131</text:p>
          </table:table-cell>
          <table:table-cell table:formula="of:=[.O15]/[.O27]*100" office:value-type="float" office:value="65.433727494289" calcext:value-type="float">
            <text:p>65.433727494289</text:p>
          </table:table-cell>
          <table:table-cell table:formula="of:=[.P15]/[.P27]*100" office:value-type="float" office:value="82.6515985567752" calcext:value-type="float">
            <text:p>82.6515985567752</text:p>
          </table:table-cell>
          <table:table-cell table:formula="of:=[.Q15]/[.Q27]*100" office:value-type="float" office:value="75.0045627098847" calcext:value-type="float">
            <text:p>75.0045627098847</text:p>
          </table:table-cell>
          <table:table-cell table:formula="of:=[.R15]/[.R27]*100" office:value-type="float" office:value="72.9846160650241" calcext:value-type="float">
            <text:p>72.9846160650241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Оценка b12</text:p>
          </table:table-cell>
          <table:table-cell/>
          <table:table-cell table:style-name="ce1" table:formula="of:=ABS([.D25])/[.D31]" office:value-type="float" office:value="1.90698918549003" calcext:value-type="float">
            <text:p>1.90698918549003</text:p>
          </table:table-cell>
          <table:table-cell table:number-columns-repeated="9"/>
          <table:table-cell table:formula="of:=[.N16]/[.N28]*100" office:value-type="float" office:value="75.6032960565038" calcext:value-type="float">
            <text:p>75.6032960565038</text:p>
          </table:table-cell>
          <table:table-cell table:formula="of:=[.O16]/[.O28]*100" office:value-type="float" office:value="64.8190785545392" calcext:value-type="float">
            <text:p>64.8190785545392</text:p>
          </table:table-cell>
          <table:table-cell table:formula="of:=[.P16]/[.P28]*100" office:value-type="float" office:value="82.3135035477663" calcext:value-type="float">
            <text:p>82.3135035477663</text:p>
          </table:table-cell>
          <table:table-cell table:formula="of:=[.Q16]/[.Q28]*100" office:value-type="float" office:value="74.5151743890739" calcext:value-type="float">
            <text:p>74.5151743890739</text:p>
          </table:table-cell>
          <table:table-cell table:formula="of:=[.R16]/[.R28]*100" office:value-type="float" office:value="73.3328449273402" calcext:value-type="float">
            <text:p>73.3328449273402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7]/[.N29]*100" office:value-type="float" office:value="75.5178238661501" calcext:value-type="float">
            <text:p>75.5178238661501</text:p>
          </table:table-cell>
          <table:table-cell table:formula="of:=[.O17]/[.O29]*100" office:value-type="float" office:value="65.1195596727774" calcext:value-type="float">
            <text:p>65.1195596727774</text:p>
          </table:table-cell>
          <table:table-cell table:formula="of:=[.P17]/[.P29]*100" office:value-type="float" office:value="82.1274724852306" calcext:value-type="float">
            <text:p>82.1274724852306</text:p>
          </table:table-cell>
          <table:table-cell table:formula="of:=[.Q17]/[.Q29]*100" office:value-type="float" office:value="74.9194586516031" calcext:value-type="float">
            <text:p>74.9194586516031</text:p>
          </table:table-cell>
          <table:table-cell table:formula="of:=[.R17]/[.R29]*100" office:value-type="float" office:value="72.3375075712436" calcext:value-type="float">
            <text:p>72.3375075712436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8]/[.N30]*100" office:value-type="float" office:value="74.9193479559614" calcext:value-type="float">
            <text:p>74.9193479559614</text:p>
          </table:table-cell>
          <table:table-cell table:formula="of:=[.O18]/[.O30]*100" office:value-type="float" office:value="65.6646868118921" calcext:value-type="float">
            <text:p>65.6646868118921</text:p>
          </table:table-cell>
          <table:table-cell table:formula="of:=[.P18]/[.P30]*100" office:value-type="float" office:value="82.0764703908331" calcext:value-type="float">
            <text:p>82.0764703908331</text:p>
          </table:table-cell>
          <table:table-cell table:formula="of:=[.Q18]/[.Q30]*100" office:value-type="float" office:value="73.9862893815636" calcext:value-type="float">
            <text:p>73.9862893815636</text:p>
          </table:table-cell>
          <table:table-cell table:formula="of:=[.R18]/[.R30]*100" office:value-type="float" office:value="72.8118754816035" calcext:value-type="float">
            <text:p>72.8118754816035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19]/[.N31]*100" office:value-type="float" office:value="74.8008084676347" calcext:value-type="float">
            <text:p>74.8008084676347</text:p>
          </table:table-cell>
          <table:table-cell table:formula="of:=[.O19]/[.O31]*100" office:value-type="float" office:value="64.8548138312476" calcext:value-type="float">
            <text:p>64.8548138312476</text:p>
          </table:table-cell>
          <table:table-cell table:formula="of:=[.P19]/[.P31]*100" office:value-type="float" office:value="82.6159171640073" calcext:value-type="float">
            <text:p>82.6159171640073</text:p>
          </table:table-cell>
          <table:table-cell table:formula="of:=[.Q19]/[.Q31]*100" office:value-type="float" office:value="74.5021057117884" calcext:value-type="float">
            <text:p>74.5021057117884</text:p>
          </table:table-cell>
          <table:table-cell table:formula="of:=[.R19]/[.R31]*100" office:value-type="float" office:value="72.1090887945572" calcext:value-type="float">
            <text:p>72.1090887945572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20]/[.N32]*100" office:value-type="float" office:value="75.3505337264105" calcext:value-type="float">
            <text:p>75.3505337264105</text:p>
          </table:table-cell>
          <table:table-cell table:formula="of:=[.O20]/[.O32]*100" office:value-type="float" office:value="64.8481333374035" calcext:value-type="float">
            <text:p>64.8481333374035</text:p>
          </table:table-cell>
          <table:table-cell table:formula="of:=[.P20]/[.P32]*100" office:value-type="float" office:value="82.1379477272831" calcext:value-type="float">
            <text:p>82.1379477272831</text:p>
          </table:table-cell>
          <table:table-cell table:formula="of:=[.Q20]/[.Q32]*100" office:value-type="float" office:value="74.0127713695996" calcext:value-type="float">
            <text:p>74.0127713695996</text:p>
          </table:table-cell>
          <table:table-cell table:formula="of:=[.R20]/[.R32]*100" office:value-type="float" office:value="73.0239068044619" calcext:value-type="float">
            <text:p>73.0239068044619</text:p>
          </table:table-cell>
          <table:table-cell table:number-columns-repeated="46"/>
        </table:table-row>
        <table:table-row table:style-name="ro1">
          <table:table-cell table:number-columns-repeated="13"/>
          <table:table-cell table:formula="of:=[.N21]/[.N33]*100" office:value-type="float" office:value="75.5303792826323" calcext:value-type="float">
            <text:p>75.5303792826323</text:p>
          </table:table-cell>
          <table:table-cell table:formula="of:=[.O21]/[.O33]*100" office:value-type="float" office:value="65.0156978126944" calcext:value-type="float">
            <text:p>65.0156978126944</text:p>
          </table:table-cell>
          <table:table-cell table:formula="of:=[.P21]/[.P33]*100" office:value-type="float" office:value="82.7903795113142" calcext:value-type="float">
            <text:p>82.7903795113142</text:p>
          </table:table-cell>
          <table:table-cell table:formula="of:=[.Q21]/[.Q33]*100" office:value-type="float" office:value="74.8631472975524" calcext:value-type="float">
            <text:p>74.8631472975524</text:p>
          </table:table-cell>
          <table:table-cell table:formula="of:=[.R21]/[.R33]*100" office:value-type="float" office:value="73.1355389056837" calcext:value-type="float">
            <text:p>73.135538905683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 office:value-type="float" office:value="80.1661185127376" calcext:value-type="float">
            <text:p>80.1661185127376</text:p>
          </table:table-cell>
          <table:table-cell office:value-type="float" office:value="77.339095551868" calcext:value-type="float">
            <text:p>77.339095551868</text:p>
          </table:table-cell>
          <table:table-cell office:value-type="float" office:value="75.816408583665" calcext:value-type="float">
            <text:p>75.816408583665</text:p>
          </table:table-cell>
          <table:table-cell office:value-type="float" office:value="75.4263500318131" calcext:value-type="float">
            <text:p>75.4263500318131</text:p>
          </table:table-cell>
          <table:table-cell office:value-type="float" office:value="75.6032960565038" calcext:value-type="float">
            <text:p>75.6032960565038</text:p>
          </table:table-cell>
          <table:table-cell office:value-type="float" office:value="75.5178238661501" calcext:value-type="float">
            <text:p>75.5178238661501</text:p>
          </table:table-cell>
          <table:table-cell office:value-type="float" office:value="74.9193479559614" calcext:value-type="float">
            <text:p>74.9193479559614</text:p>
          </table:table-cell>
          <table:table-cell office:value-type="float" office:value="74.8008084676347" calcext:value-type="float">
            <text:p>74.8008084676347</text:p>
          </table:table-cell>
          <table:table-cell office:value-type="float" office:value="75.3505337264105" calcext:value-type="float">
            <text:p>75.3505337264105</text:p>
          </table:table-cell>
          <table:table-cell office:value-type="float" office:value="75.5303792826323" calcext:value-type="float">
            <text:p>75.5303792826323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71.6610642143171" calcext:value-type="float">
            <text:p>71.6610642143171</text:p>
          </table:table-cell>
          <table:table-cell table:style-name="ce3" office:value-type="float" office:value="67.489034419738" calcext:value-type="float">
            <text:p>67.489034419738</text:p>
          </table:table-cell>
          <table:table-cell table:style-name="ce1" office:value-type="float" office:value="66.1650133420971" calcext:value-type="float">
            <text:p>66.1650133420971</text:p>
          </table:table-cell>
          <table:table-cell office:value-type="float" office:value="65.433727494289" calcext:value-type="float">
            <text:p>65.433727494289</text:p>
          </table:table-cell>
          <table:table-cell office:value-type="float" office:value="64.8190785545392" calcext:value-type="float">
            <text:p>64.8190785545392</text:p>
          </table:table-cell>
          <table:table-cell office:value-type="float" office:value="65.1195596727774" calcext:value-type="float">
            <text:p>65.1195596727774</text:p>
          </table:table-cell>
          <table:table-cell office:value-type="float" office:value="65.6646868118921" calcext:value-type="float">
            <text:p>65.6646868118921</text:p>
          </table:table-cell>
          <table:table-cell office:value-type="float" office:value="64.8548138312476" calcext:value-type="float">
            <text:p>64.8548138312476</text:p>
          </table:table-cell>
          <table:table-cell office:value-type="float" office:value="64.8481333374035" calcext:value-type="float">
            <text:p>64.8481333374035</text:p>
          </table:table-cell>
          <table:table-cell office:value-type="float" office:value="930.7856272838" calcext:value-type="float">
            <text:p>930.7856272838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88.2954103954459" calcext:value-type="float">
            <text:p>88.2954103954459</text:p>
          </table:table-cell>
          <table:table-cell table:style-name="ce3" office:value-type="float" office:value="84.7489271220942" calcext:value-type="float">
            <text:p>84.7489271220942</text:p>
          </table:table-cell>
          <table:table-cell table:style-name="ce1" office:value-type="float" office:value="83.2634115775775" calcext:value-type="float">
            <text:p>83.2634115775775</text:p>
          </table:table-cell>
          <table:table-cell office:value-type="float" office:value="82.6515985567752" calcext:value-type="float">
            <text:p>82.6515985567752</text:p>
          </table:table-cell>
          <table:table-cell office:value-type="float" office:value="82.3135035477663" calcext:value-type="float">
            <text:p>82.3135035477663</text:p>
          </table:table-cell>
          <table:table-cell office:value-type="float" office:value="82.1274724852306" calcext:value-type="float">
            <text:p>82.1274724852306</text:p>
          </table:table-cell>
          <table:table-cell office:value-type="float" office:value="82.0764703908331" calcext:value-type="float">
            <text:p>82.0764703908331</text:p>
          </table:table-cell>
          <table:table-cell office:value-type="float" office:value="82.6159171640073" calcext:value-type="float">
            <text:p>82.6159171640073</text:p>
          </table:table-cell>
          <table:table-cell office:value-type="float" office:value="82.1379477272831" calcext:value-type="float">
            <text:p>82.1379477272831</text:p>
          </table:table-cell>
          <table:table-cell office:value-type="float" office:value="82.7903795113142" calcext:value-type="float">
            <text:p>82.7903795113142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82.8269056233393" calcext:value-type="float">
            <text:p>82.8269056233393</text:p>
          </table:table-cell>
          <table:table-cell table:style-name="ce3" office:value-type="float" office:value="78.0436426825685" calcext:value-type="float">
            <text:p>78.0436426825685</text:p>
          </table:table-cell>
          <table:table-cell table:style-name="ce1" office:value-type="float" office:value="75.9279863007359" calcext:value-type="float">
            <text:p>75.9279863007359</text:p>
          </table:table-cell>
          <table:table-cell office:value-type="float" office:value="75.0045627098847" calcext:value-type="float">
            <text:p>75.0045627098847</text:p>
          </table:table-cell>
          <table:table-cell office:value-type="float" office:value="74.5151743890739" calcext:value-type="float">
            <text:p>74.5151743890739</text:p>
          </table:table-cell>
          <table:table-cell office:value-type="float" office:value="74.9194586516031" calcext:value-type="float">
            <text:p>74.9194586516031</text:p>
          </table:table-cell>
          <table:table-cell office:value-type="float" office:value="73.9862893815636" calcext:value-type="float">
            <text:p>73.9862893815636</text:p>
          </table:table-cell>
          <table:table-cell office:value-type="float" office:value="74.5021057117884" calcext:value-type="float">
            <text:p>74.5021057117884</text:p>
          </table:table-cell>
          <table:table-cell office:value-type="float" office:value="74.0127713695996" calcext:value-type="float">
            <text:p>74.0127713695996</text:p>
          </table:table-cell>
          <table:table-cell office:value-type="float" office:value="74.8631472975524" calcext:value-type="float">
            <text:p>74.863147297552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81.006595963221" calcext:value-type="float">
            <text:p>81.006595963221</text:p>
          </table:table-cell>
          <table:table-cell table:style-name="ce3" office:value-type="float" office:value="76.0943088166693" calcext:value-type="float">
            <text:p>76.0943088166693</text:p>
          </table:table-cell>
          <table:table-cell table:style-name="ce1" office:value-type="float" office:value="74.0992520110107" calcext:value-type="float">
            <text:p>74.0992520110107</text:p>
          </table:table-cell>
          <table:table-cell office:value-type="float" office:value="72.9846160650241" calcext:value-type="float">
            <text:p>72.9846160650241</text:p>
          </table:table-cell>
          <table:table-cell office:value-type="float" office:value="73.3328449273402" calcext:value-type="float">
            <text:p>73.3328449273402</text:p>
          </table:table-cell>
          <table:table-cell office:value-type="float" office:value="72.3375075712436" calcext:value-type="float">
            <text:p>72.3375075712436</text:p>
          </table:table-cell>
          <table:table-cell office:value-type="float" office:value="72.8118754816035" calcext:value-type="float">
            <text:p>72.8118754816035</text:p>
          </table:table-cell>
          <table:table-cell office:value-type="float" office:value="72.1090887945572" calcext:value-type="float">
            <text:p>72.1090887945572</text:p>
          </table:table-cell>
          <table:table-cell office:value-type="float" office:value="73.0239068044619" calcext:value-type="float">
            <text:p>73.0239068044619</text:p>
          </table:table-cell>
          <table:table-cell office:value-type="float" office:value="73.1355389056837" calcext:value-type="float">
            <text:p>73.1355389056837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47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6];2)" office:value-type="float" office:value="80.17" calcext:value-type="float">
            <text:p>80.17</text:p>
          </table:table-cell>
          <table:table-cell table:style-name="ce1" table:formula="of:=ROUND([.P46];2)" office:value-type="float" office:value="77.34" calcext:value-type="float">
            <text:p>77.34</text:p>
          </table:table-cell>
          <table:table-cell table:style-name="ce1" table:formula="of:=ROUND([.Q46];2)" office:value-type="float" office:value="75.82" calcext:value-type="float">
            <text:p>75.82</text:p>
          </table:table-cell>
          <table:table-cell table:style-name="ce1" table:formula="of:=ROUND([.R46];2)" office:value-type="float" office:value="75.43" calcext:value-type="float">
            <text:p>75.43</text:p>
          </table:table-cell>
          <table:table-cell table:style-name="ce1" table:formula="of:=ROUND([.S46];2)" office:value-type="float" office:value="75.6" calcext:value-type="float">
            <text:p>75.6</text:p>
          </table:table-cell>
          <table:table-cell table:style-name="ce1" table:formula="of:=ROUND([.T46];2)" office:value-type="float" office:value="75.52" calcext:value-type="float">
            <text:p>75.52</text:p>
          </table:table-cell>
          <table:table-cell table:style-name="ce1" table:formula="of:=ROUND([.U46];2)" office:value-type="float" office:value="74.92" calcext:value-type="float">
            <text:p>74.92</text:p>
          </table:table-cell>
          <table:table-cell table:style-name="ce1" table:formula="of:=ROUND([.V46];2)" office:value-type="float" office:value="74.8" calcext:value-type="float">
            <text:p>74.8</text:p>
          </table:table-cell>
          <table:table-cell table:style-name="ce1" table:formula="of:=ROUND([.W46];2)" office:value-type="float" office:value="75.35" calcext:value-type="float">
            <text:p>75.35</text:p>
          </table:table-cell>
          <table:table-cell table:style-name="ce1" table:formula="of:=ROUND([.X46];2)" office:value-type="float" office:value="75.53" calcext:value-type="float">
            <text:p>75.53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7];2)" office:value-type="float" office:value="71.66" calcext:value-type="float">
            <text:p>71.66</text:p>
          </table:table-cell>
          <table:table-cell table:style-name="ce1" table:formula="of:=ROUND([.P47];2)" office:value-type="float" office:value="67.49" calcext:value-type="float">
            <text:p>67.49</text:p>
          </table:table-cell>
          <table:table-cell table:style-name="ce1" table:formula="of:=ROUND([.Q47];2)" office:value-type="float" office:value="66.17" calcext:value-type="float">
            <text:p>66.17</text:p>
          </table:table-cell>
          <table:table-cell table:style-name="ce1" table:formula="of:=ROUND([.R47];2)" office:value-type="float" office:value="65.43" calcext:value-type="float">
            <text:p>65.43</text:p>
          </table:table-cell>
          <table:table-cell table:style-name="ce1" table:formula="of:=ROUND([.S47];2)" office:value-type="float" office:value="64.82" calcext:value-type="float">
            <text:p>64.82</text:p>
          </table:table-cell>
          <table:table-cell table:style-name="ce1" table:formula="of:=ROUND([.T47];2)" office:value-type="float" office:value="65.12" calcext:value-type="float">
            <text:p>65.12</text:p>
          </table:table-cell>
          <table:table-cell table:style-name="ce1" table:formula="of:=ROUND([.U47];2)" office:value-type="float" office:value="65.66" calcext:value-type="float">
            <text:p>65.66</text:p>
          </table:table-cell>
          <table:table-cell table:style-name="ce1" table:formula="of:=ROUND([.V47];2)" office:value-type="float" office:value="64.85" calcext:value-type="float">
            <text:p>64.85</text:p>
          </table:table-cell>
          <table:table-cell table:style-name="ce1" table:formula="of:=ROUND([.W47];2)" office:value-type="float" office:value="64.85" calcext:value-type="float">
            <text:p>64.85</text:p>
          </table:table-cell>
          <table:table-cell table:style-name="ce1" table:formula="of:=ROUND([.X47];2)" office:value-type="float" office:value="930.79" calcext:value-type="float">
            <text:p>930.79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8];2)" office:value-type="float" office:value="88.3" calcext:value-type="float">
            <text:p>88.3</text:p>
          </table:table-cell>
          <table:table-cell table:style-name="ce1" table:formula="of:=ROUND([.P48];2)" office:value-type="float" office:value="84.75" calcext:value-type="float">
            <text:p>84.75</text:p>
          </table:table-cell>
          <table:table-cell table:style-name="ce1" table:formula="of:=ROUND([.Q48];2)" office:value-type="float" office:value="83.26" calcext:value-type="float">
            <text:p>83.26</text:p>
          </table:table-cell>
          <table:table-cell table:style-name="ce1" table:formula="of:=ROUND([.R48];2)" office:value-type="float" office:value="82.65" calcext:value-type="float">
            <text:p>82.65</text:p>
          </table:table-cell>
          <table:table-cell table:style-name="ce1" table:formula="of:=ROUND([.S48];2)" office:value-type="float" office:value="82.31" calcext:value-type="float">
            <text:p>82.31</text:p>
          </table:table-cell>
          <table:table-cell table:style-name="ce1" table:formula="of:=ROUND([.T48];2)" office:value-type="float" office:value="82.13" calcext:value-type="float">
            <text:p>82.13</text:p>
          </table:table-cell>
          <table:table-cell table:style-name="ce1" table:formula="of:=ROUND([.U48];2)" office:value-type="float" office:value="82.08" calcext:value-type="float">
            <text:p>82.08</text:p>
          </table:table-cell>
          <table:table-cell table:style-name="ce1" table:formula="of:=ROUND([.V48];2)" office:value-type="float" office:value="82.62" calcext:value-type="float">
            <text:p>82.62</text:p>
          </table:table-cell>
          <table:table-cell table:style-name="ce1" table:formula="of:=ROUND([.W48];2)" office:value-type="float" office:value="82.14" calcext:value-type="float">
            <text:p>82.14</text:p>
          </table:table-cell>
          <table:table-cell table:style-name="ce1" table:formula="of:=ROUND([.X48];2)" office:value-type="float" office:value="82.79" calcext:value-type="float">
            <text:p>82.79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formula="of:=ROUND([.O49];2)" office:value-type="float" office:value="82.83" calcext:value-type="float">
            <text:p>82.83</text:p>
          </table:table-cell>
          <table:table-cell table:style-name="ce1" table:formula="of:=ROUND([.P49];2)" office:value-type="float" office:value="78.04" calcext:value-type="float">
            <text:p>78.04</text:p>
          </table:table-cell>
          <table:table-cell table:style-name="ce1" table:formula="of:=ROUND([.Q49];2)" office:value-type="float" office:value="75.93" calcext:value-type="float">
            <text:p>75.93</text:p>
          </table:table-cell>
          <table:table-cell table:style-name="ce1" table:formula="of:=ROUND([.R49];2)" office:value-type="float" office:value="75" calcext:value-type="float">
            <text:p>75</text:p>
          </table:table-cell>
          <table:table-cell table:style-name="ce1" table:formula="of:=ROUND([.S49];2)" office:value-type="float" office:value="74.52" calcext:value-type="float">
            <text:p>74.52</text:p>
          </table:table-cell>
          <table:table-cell table:style-name="ce1" table:formula="of:=ROUND([.T49];2)" office:value-type="float" office:value="74.92" calcext:value-type="float">
            <text:p>74.92</text:p>
          </table:table-cell>
          <table:table-cell table:style-name="ce1" table:formula="of:=ROUND([.U49];2)" office:value-type="float" office:value="73.99" calcext:value-type="float">
            <text:p>73.99</text:p>
          </table:table-cell>
          <table:table-cell table:style-name="ce1" table:formula="of:=ROUND([.V49];2)" office:value-type="float" office:value="74.5" calcext:value-type="float">
            <text:p>74.5</text:p>
          </table:table-cell>
          <table:table-cell table:style-name="ce1" table:formula="of:=ROUND([.W49];2)" office:value-type="float" office:value="74.01" calcext:value-type="float">
            <text:p>74.01</text:p>
          </table:table-cell>
          <table:table-cell table:style-name="ce1" table:formula="of:=ROUND([.X49];2)" office:value-type="float" office:value="74.86" calcext:value-type="float">
            <text:p>74.86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47"/>
        </table:table-row>
        <table:table-row table:style-name="ro1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X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  <table:table-cell table:style-name="ce1" office:value-type="string" calcext:value-type="string">
            <text:p>Yср</text:p>
          </table:table-cell>
          <table:table-cell table:style-name="ce3" office:value-type="string" calcext:value-type="string">
            <text:p>Депрессия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6.17" calcext:value-type="float">
            <text:p>86.17</text:p>
          </table:table-cell>
          <table:table-cell office:value-type="float" office:value="84.34" calcext:value-type="float">
            <text:p>84.34</text:p>
          </table:table-cell>
          <table:table-cell office:value-type="float" office:value="82.82" calcext:value-type="float">
            <text:p>82.82</text:p>
          </table:table-cell>
          <table:table-cell office:value-type="float" office:value="80.43" calcext:value-type="float">
            <text:p>80.43</text:p>
          </table:table-cell>
          <table:table-cell office:value-type="float" office:value="75.6" calcext:value-type="float">
            <text:p>75.6</text:p>
          </table:table-cell>
          <table:table-cell office:value-type="float" office:value="75.52" calcext:value-type="float">
            <text:p>75.52</text:p>
          </table:table-cell>
          <table:table-cell office:value-type="float" office:value="74.92" calcext:value-type="float">
            <text:p>74.92</text:p>
          </table:table-cell>
          <table:table-cell office:value-type="float" office:value="74.8" calcext:value-type="float">
            <text:p>74.8</text:p>
          </table:table-cell>
          <table:table-cell office:value-type="float" office:value="75.35" calcext:value-type="float">
            <text:p>75.35</text:p>
          </table:table-cell>
          <table:table-cell office:value-type="float" office:value="75.53" calcext:value-type="float">
            <text:p>75.53</text:p>
          </table:table-cell>
          <table:table-cell table:style-name="ce1" office:value-type="float" office:value="78.55" calcext:value-type="float">
            <text:p>78.55</text:p>
          </table:table-cell>
          <table:table-cell table:style-name="ce4" office:value-type="float" office:value="19.75" calcext:value-type="float">
            <text:p>19.75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78.66" calcext:value-type="float">
            <text:p>78.66</text:p>
          </table:table-cell>
          <table:table-cell table:style-name="ce3" office:value-type="float" office:value="71.49" calcext:value-type="float">
            <text:p>71.49</text:p>
          </table:table-cell>
          <table:table-cell table:style-name="ce1" office:value-type="float" office:value="70.17" calcext:value-type="float">
            <text:p>70.17</text:p>
          </table:table-cell>
          <table:table-cell office:value-type="float" office:value="68.43" calcext:value-type="float">
            <text:p>68.43</text:p>
          </table:table-cell>
          <table:table-cell office:value-type="float" office:value="65.82" calcext:value-type="float">
            <text:p>65.82</text:p>
          </table:table-cell>
          <table:table-cell office:value-type="float" office:value="65.12" calcext:value-type="float">
            <text:p>65.12</text:p>
          </table:table-cell>
          <table:table-cell office:value-type="float" office:value="66.66" calcext:value-type="float">
            <text:p>66.66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5" calcext:value-type="float">
            <text:p>65.85</text:p>
          </table:table-cell>
          <table:table-cell office:value-type="float" office:value="66.02" calcext:value-type="float">
            <text:p>66.02</text:p>
          </table:table-cell>
          <table:table-cell table:style-name="ce1" office:value-type="float" office:value="68.31" calcext:value-type="float">
            <text:p>68.31</text:p>
          </table:table-cell>
          <table:table-cell table:style-name="ce4" office:value-type="float" office:value="18.12" calcext:value-type="float">
            <text:p>18.12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8.3" calcext:value-type="float">
            <text:p>88.3</text:p>
          </table:table-cell>
          <table:table-cell table:style-name="ce3" office:value-type="float" office:value="86.75" calcext:value-type="float">
            <text:p>86.75</text:p>
          </table:table-cell>
          <table:table-cell table:style-name="ce1" office:value-type="float" office:value="85.26" calcext:value-type="float">
            <text:p>85.26</text:p>
          </table:table-cell>
          <table:table-cell office:value-type="float" office:value="82.65" calcext:value-type="float">
            <text:p>82.65</text:p>
          </table:table-cell>
          <table:table-cell office:value-type="float" office:value="82.31" calcext:value-type="float">
            <text:p>82.31</text:p>
          </table:table-cell>
          <table:table-cell office:value-type="float" office:value="82.13" calcext:value-type="float">
            <text:p>82.13</text:p>
          </table:table-cell>
          <table:table-cell office:value-type="float" office:value="82.08" calcext:value-type="float">
            <text:p>82.08</text:p>
          </table:table-cell>
          <table:table-cell office:value-type="float" office:value="82.62" calcext:value-type="float">
            <text:p>82.62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9" calcext:value-type="float">
            <text:p>82.79</text:p>
          </table:table-cell>
          <table:table-cell table:style-name="ce1" office:value-type="float" office:value="83.7" calcext:value-type="float">
            <text:p>83.7</text:p>
          </table:table-cell>
          <table:table-cell table:style-name="ce4" office:value-type="float" office:value="5.05" calcext:value-type="float">
            <text:p>5.05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82.83" calcext:value-type="float">
            <text:p>82.83</text:p>
          </table:table-cell>
          <table:table-cell table:style-name="ce3" office:value-type="float" office:value="78.04" calcext:value-type="float">
            <text:p>78.04</text:p>
          </table:table-cell>
          <table:table-cell table:style-name="ce1" office:value-type="float" office:value="75.93" calcext:value-type="float">
            <text:p>75.93</text:p>
          </table:table-cell>
          <table:table-cell office:value-type="float" office:value="75" calcext:value-type="float">
            <text:p>75</text:p>
          </table:table-cell>
          <table:table-cell office:value-type="float" office:value="74.52" calcext:value-type="float">
            <text:p>74.52</text:p>
          </table:table-cell>
          <table:table-cell office:value-type="float" office:value="74.92" calcext:value-type="float">
            <text:p>74.92</text:p>
          </table:table-cell>
          <table:table-cell office:value-type="float" office:value="73.99" calcext:value-type="float">
            <text:p>73.99</text:p>
          </table:table-cell>
          <table:table-cell office:value-type="float" office:value="74.5" calcext:value-type="float">
            <text:p>74.5</text:p>
          </table:table-cell>
          <table:table-cell office:value-type="float" office:value="74.01" calcext:value-type="float">
            <text:p>74.01</text:p>
          </table:table-cell>
          <table:table-cell office:value-type="float" office:value="74.86" calcext:value-type="float">
            <text:p>74.86</text:p>
          </table:table-cell>
          <table:table-cell table:style-name="ce1" office:value-type="float" office:value="75.86" calcext:value-type="float">
            <text:p>75.86</text:p>
          </table:table-cell>
          <table:table-cell table:style-name="ce4" office:value-type="float" office:value="7.39" calcext:value-type="float">
            <text:p>7.39</text:p>
          </table:table-cell>
          <table:table-cell table:number-columns-repeated="43"/>
        </table:table-row>
        <table:table-row table:style-name="ro1" table:number-rows-repeated="4">
          <table:table-cell table:number-columns-repeated="3"/>
          <table:table-cell table:style-name="ce1" table:number-columns-repeated="6"/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1" table:number-columns-repeated="6"/>
          <table:table-cell table:number-columns-repeated="54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11"/>
          <table:table-cell table:style-name="ce1" table:number-columns-repeated="11"/>
          <table:table-cell table:style-name="ce3" table:number-columns-repeated="2"/>
          <table:table-cell table:number-columns-repeated="40"/>
        </table:table-row>
        <table:table-row table:style-name="ro1">
          <table:table-cell table:number-columns-repeated="21"/>
          <table:table-cell table:style-name="ce1"/>
          <table:table-cell table:style-name="ce4"/>
          <table:table-cell table:style-name="ce1"/>
          <table:table-cell table:number-columns-repeated="40"/>
        </table:table-row>
        <table:table-row table:style-name="ro1" table:number-rows-repeated="3">
          <table:table-cell table:number-columns-repeated="11"/>
          <table:table-cell table:style-name="ce1"/>
          <table:table-cell table:style-name="ce3"/>
          <table:table-cell table:style-name="ce1"/>
          <table:table-cell table:number-columns-repeated="7"/>
          <table:table-cell table:style-name="ce1"/>
          <table:table-cell table:style-name="ce4"/>
          <table:table-cell table:style-name="ce1"/>
          <table:table-cell table:number-columns-repeated="40"/>
        </table:table-row>
        <table:table-row table:style-name="ro1" table:number-rows-repeated="91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0:54:30.090293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8T11:27:14.624776083</dc:date>
    <meta:editing-duration>PT6H48M4S</meta:editing-duration>
    <meta:editing-cycles>10</meta:editing-cycles>
    <meta:document-statistic meta:table-count="2" meta:cell-count="1056" meta:object-count="0"/>
  </office:meta>
</office:document-meta>
</file>